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31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31.04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28.05mm"/>
    </style:style>
    <style:style style:name="co7" style:family="table-column">
      <style:table-column-properties fo:break-before="auto" style:column-width="28.5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7.22mm"/>
    </style:style>
    <style:style style:name="ro1" style:family="table-row">
      <style:table-row-properties style:row-height="8.7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fo:border-bottom="0.99pt ridge #000000" fo:background-color="#00ccff" fo:border-left="none" fo:border-right="none" fo:border-top="none"/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 style:data-style-name="N41">
      <style:table-cell-properties fo:background-color="#eeeeee"/>
    </style:style>
    <style:style style:name="ce7" style:family="table-cell" style:parent-style-name="Default" style:data-style-name="N41">
      <style:table-cell-properties fo:background-color="#dddddd"/>
    </style:style>
    <style:style style:name="ce8" style:family="table-cell" style:parent-style-name="Default" style:data-style-name="N41">
      <style:table-cell-properties fo:background-color="#b2b2b2"/>
    </style:style>
    <style:style style:name="ce9" style:family="table-cell" style:parent-style-name="Default" style:data-style-name="N41">
      <style:table-cell-properties fo:background-color="#999999"/>
    </style:style>
    <style:style style:name="ce10" style:family="table-cell" style:parent-style-name="Default" style:data-style-name="N41"/>
    <style:style style:name="ce11" style:family="table-cell" style:parent-style-name="Default" style:data-style-name="N37">
      <style:table-cell-properties fo:background-color="#eeeeee"/>
    </style:style>
    <style:style style:name="ce12" style:family="table-cell" style:parent-style-name="Default" style:data-style-name="N37">
      <style:table-cell-properties fo:background-color="#dddddd"/>
    </style:style>
    <style:style style:name="ce13" style:family="table-cell" style:parent-style-name="Default" style:data-style-name="N37">
      <style:table-cell-properties fo:background-color="#b2b2b2"/>
    </style:style>
    <style:style style:name="ce14" style:family="table-cell" style:parent-style-name="Default" style:data-style-name="N37">
      <style:table-cell-properties fo:background-color="#999999"/>
    </style:style>
    <style:style style:name="ce15" style:family="table-cell" style:parent-style-name="Default" style:data-style-name="N37"/>
    <style:style style:name="ce16" style:family="table-cell" style:parent-style-name="Default">
      <style:table-cell-properties fo:background-color="#eeeeee"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background-color="#dddddd"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fo:background-color="#b2b2b2" style:text-align-source="fix" style:repeat-content="false"/>
      <style:paragraph-properties fo:text-align="end" fo:margin-left="0mm"/>
    </style:style>
    <style:style style:name="ce19" style:family="table-cell" style:parent-style-name="Default">
      <style:table-cell-properties fo:background-color="#999999" style:text-align-source="fix" style:repeat-content="false"/>
      <style:paragraph-properties fo:text-align="end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" style:family="table-cell" style:parent-style-name="Default">
      <style:table-cell-properties fo:background-color="#eeeeee"/>
      <style:text-properties style:font-name="Liberation Sans" style:font-name-asian="Noto Sans CJK SC Regular" style:font-name-complex="FreeSans"/>
    </style:style>
    <style:style style:name="ce22" style:family="table-cell" style:parent-style-name="Default">
      <style:table-cell-properties fo:background-color="#b2b2b2"/>
      <style:text-properties style:font-name="Liberation Sans" style:font-name-asian="Noto Sans CJK SC Regular" style:font-name-complex="FreeSans"/>
    </style:style>
    <style:style style:name="ce23" style:family="table-cell" style:parent-style-name="Default">
      <style:table-cell-properties fo:border-bottom="0.99pt ridge #000000" fo:background-color="#00ccff" fo:border-left="none" fo:border-right="none" fo:border-top="none"/>
    </style:style>
    <style:style style:name="ce24" style:family="table-cell" style:parent-style-name="Default" style:data-style-name="N105">
      <style:table-cell-properties fo:background-color="#eeeeee"/>
    </style:style>
    <style:style style:name="ce25" style:family="table-cell" style:parent-style-name="Default">
      <style:table-cell-properties fo:background-color="#ff99ff"/>
    </style:style>
    <style:style style:name="ce26" style:family="table-cell" style:parent-style-name="Default">
      <style:table-cell-properties fo:background-color="#00ff66"/>
    </style:style>
    <style:style style:name="ce27" style:family="table-cell" style:parent-style-name="Default">
      <style:table-cell-properties fo:background-color="#00ffff"/>
    </style:style>
    <style:style style:name="ce28" style:family="table-cell" style:parent-style-name="Default">
      <style:table-cell-properties fo:background-color="#ffff66"/>
    </style:style>
    <style:style style:name="ce29" style:family="table-cell" style:parent-style-name="Default">
      <style:table-cell-properties fo:border-bottom="0.99pt solid #000000" fo:background-color="#00ccff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2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3"/>
        <table:table-column table:style-name="co9" table:default-cell-style-name="ce21"/>
        <table:table-column table:style-name="co8" table:default-cell-style-name="ce24"/>
        <table:table-column table:style-name="co8" table:default-cell-style-name="ce25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costumer_id</text:p>
          </table:table-cell>
          <table:table-cell table:style-name="ce1" office:value-type="string" calcext:value-type="string">
            <text:p>entrance_time</text:p>
          </table:table-cell>
          <table:table-cell table:style-name="ce1" office:value-type="string" calcext:value-type="string">
            <text:p>entrance_date</text:p>
          </table:table-cell>
          <table:table-cell table:style-name="ce1" office:value-type="string" calcext:value-type="string">
            <text:p>costumer_age</text:p>
          </table:table-cell>
          <table:table-cell table:style-name="ce1" office:value-type="string" calcext:value-type="string">
            <text:p>costumer_sex</text:p>
          </table:table-cell>
          <table:table-cell table:style-name="ce1" office:value-type="string" calcext:value-type="string">
            <text:p>wearing_shoes</text:p>
          </table:table-cell>
          <table:table-cell table:style-name="ce1" office:value-type="string" calcext:value-type="string">
            <text:p>is_on_ista</text:p>
          </table:table-cell>
          <table:table-cell table:style-name="ce1" office:value-type="string" calcext:value-type="string">
            <text:p>is_on_fb</text:p>
          </table:table-cell>
          <table:table-cell table:style-name="ce1" office:value-type="string" calcext:value-type="string">
            <text:p>visit_number</text:p>
          </table:table-cell>
          <table:table-cell table:style-name="ce1" office:value-type="string" calcext:value-type="string">
            <text:p>visit_duration</text:p>
          </table:table-cell>
          <table:table-cell table:style-name="ce23" office:value-type="string" calcext:value-type="string">
            <text:p>expense</text:p>
          </table:table-cell>
          <table:table-cell table:style-name="ce23" office:value-type="string" calcext:value-type="string">
            <text:p>attended_by</text:p>
          </table:table-cell>
          <table:table-cell table:style-name="ce29" office:value-type="string" calcext:value-type="string">
            <text:p>shoes_bought</text:p>
          </table:table-cell>
          <table:table-cell office:value-type="string" calcext:value-type="string">
            <text:p>rand_gen</text:p>
          </table:table-cell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6" table:formula="of:=TIME(RAND()*9+10;RAND()*60;)" office:value-type="time" office:time-value="PT10H59M58.515625868S" calcext:value-type="time">
            <text:p>10.59.59</text:p>
          </table:table-cell>
          <table:table-cell table:style-name="ce11" office:value-type="date" office:date-value="2019-05-28" calcext:value-type="date">
            <text:p>28/05/19</text:p>
          </table:table-cell>
          <table:table-cell table:style-name="ce16" table:formula="of:=ROUND(RAND()*4+14;0)" office:value-type="float" office:value="15" calcext:value-type="float">
            <text:p>15</text:p>
          </table:table-cell>
          <table:table-cell table:style-name="ce16" table:formula="of:=IF(RAND()&gt;0.5;&quot;F&quot;;&quot;M&quot;)" office:value-type="string" office:string-value="M" calcext:value-type="string">
            <text:p>M</text:p>
          </table:table-cell>
          <table:table-cell table:style-name="ce16" office:value-type="string" calcext:value-type="string">
            <text:p>UNKNOW</text:p>
          </table:table-cell>
          <table:table-cell table:style-name="ce16" table:formula="of:=IF(RAND()&gt;0.5;&quot;YES&quot;;&quot;NO&quot;)" office:value-type="string" office:string-value="NO" calcext:value-type="string">
            <text:p>NO</text:p>
          </table:table-cell>
          <table:table-cell table:style-name="ce16" table:formula="of:=IF(RAND()&gt;0.5;&quot;YES&quot;;&quot;NO&quot;)" office:value-type="string" office:string-value="YES" calcext:value-type="string">
            <text:p>YES</text:p>
          </table:table-cell>
          <table:table-cell table:style-name="ce2" table:formula="of:=COUNTIF([.$A$2:.A2];[.A2])" office:value-type="float" office:value="1" calcext:value-type="float">
            <text:p>1</text:p>
          </table:table-cell>
          <table:table-cell table:formula="of:=IF([.D2]&lt;19;ROUND(RAND()*40+20);IF(AND(18&lt;[.D2];[.D2]&lt;26);ROUND(RAND()*25+5);IF(AND(25&lt;[.D2];[.D2]&lt;46);ROUND(RAND()*15+3);ROUND(RAND()*50+10))))" office:value-type="float" office:value="28" calcext:value-type="float">
            <text:p>28</text:p>
          </table:table-cell>
          <table:table-cell table:formula="of:=IF([.D2]&lt;19;ROUND(RAND()*40+10);IF(AND(18&lt;[.D2];[.D2]&lt;26);ROUND(RAND()*120+50);IF(AND(25&lt;[.D2];[.D2]&lt;46);ROUND(RAND()*500+150);ROUND(RAND()*500+200))))" office:value-type="currency" office:currency="EUR" office:value="30" calcext:value-type="currency">
            <text:p>€ 30,00</text:p>
          </table:table-cell>
          <table:table-cell office:value-type="string" calcext:value-type="string">
            <text:p>EMI</text:p>
          </table:table-cell>
          <table:table-cell table:formula="of:=IF([.N2]&lt;0.3;&quot;nike&quot;;IF([.N2]&lt;0.7;&quot;adidas&quot;;&quot;fila&quot;))" office:value-type="string" office:string-value="nike" calcext:value-type="string">
            <text:p>nike</text:p>
          </table:table-cell>
          <table:table-cell table:formula="of:=RAND()" office:value-type="float" office:value="0.0207887991820681" calcext:value-type="float">
            <text:p>0,0207887992</text:p>
          </table:table-cell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6" table:formula="of:=TIME(RAND()*9+10;RAND()*60;)" office:value-type="time" office:time-value="PT14H00M14.720624455S" calcext:value-type="time">
            <text:p>14.00.15</text:p>
          </table:table-cell>
          <table:table-cell table:style-name="ce11" office:value-type="date" office:date-value="2019-05-28" calcext:value-type="date">
            <text:p>28/05/19</text:p>
          </table:table-cell>
          <table:table-cell table:style-name="ce16" table:formula="of:=ROUND(RAND()*4+14;0)" office:value-type="float" office:value="18" calcext:value-type="float">
            <text:p>18</text:p>
          </table:table-cell>
          <table:table-cell table:style-name="ce16" table:formula="of:=IF(RAND()&gt;0.5;&quot;F&quot;;&quot;M&quot;)" office:value-type="string" office:string-value="F" calcext:value-type="string">
            <text:p>F</text:p>
          </table:table-cell>
          <table:table-cell table:style-name="ce16" office:value-type="string" calcext:value-type="string">
            <text:p>UNKOWN</text:p>
          </table:table-cell>
          <table:table-cell table:style-name="ce16" table:formula="of:=IF(RAND()&gt;0.5;&quot;YES&quot;;&quot;NO&quot;)" office:value-type="string" office:string-value="NO" calcext:value-type="string">
            <text:p>NO</text:p>
          </table:table-cell>
          <table:table-cell table:style-name="ce16" table:formula="of:=IF(RAND()&gt;0.5;&quot;YES&quot;;&quot;NO&quot;)" office:value-type="string" office:string-value="NO" calcext:value-type="string">
            <text:p>NO</text:p>
          </table:table-cell>
          <table:table-cell table:style-name="ce2" table:formula="of:=COUNTIF([.$A$2:.A3];[.A3])" office:value-type="float" office:value="1" calcext:value-type="float">
            <text:p>1</text:p>
          </table:table-cell>
          <table:table-cell table:formula="of:=IF([.D3]&lt;19;ROUND(RAND()*40+20);IF(AND(18&lt;[.D3];[.D3]&lt;26);ROUND(RAND()*25+5);IF(AND(25&lt;[.D3];[.D3]&lt;46);ROUND(RAND()*15+3);ROUND(RAND()*50+10))))" office:value-type="float" office:value="38" calcext:value-type="float">
            <text:p>38</text:p>
          </table:table-cell>
          <table:table-cell table:formula="of:=IF([.D3]&lt;19;ROUND(RAND()*40+10);IF(AND(18&lt;[.D3];[.D3]&lt;26);ROUND(RAND()*120+50);IF(AND(25&lt;[.D3];[.D3]&lt;46);ROUND(RAND()*500+150);ROUND(RAND()*500+200))))" office:value-type="currency" office:currency="EUR" office:value="26" calcext:value-type="currency">
            <text:p>€ 26,00</text:p>
          </table:table-cell>
          <table:table-cell office:value-type="string" calcext:value-type="string">
            <text:p>EMI</text:p>
          </table:table-cell>
          <table:table-cell table:formula="of:=IF([.N3]&lt;0.3;&quot;nike&quot;;IF([.N3]&lt;0.7;&quot;adidas&quot;;&quot;fila&quot;))" office:value-type="string" office:string-value="adidas" calcext:value-type="string">
            <text:p>adidas</text:p>
          </table:table-cell>
          <table:table-cell table:formula="of:=RAND()" office:value-type="float" office:value="0.428689508886651" calcext:value-type="float">
            <text:p>0,4286895089</text:p>
          </table:table-cell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6" table:formula="of:=TIME(RAND()*9+10;RAND()*60;)" office:value-type="time" office:time-value="PT14H56M46.38345505S" calcext:value-type="time">
            <text:p>14.56.46</text:p>
          </table:table-cell>
          <table:table-cell table:style-name="ce11" office:value-type="date" office:date-value="2019-05-28" calcext:value-type="date">
            <text:p>28/05/19</text:p>
          </table:table-cell>
          <table:table-cell table:style-name="ce16" table:formula="of:=ROUND(RAND()*4+14;0)" office:value-type="float" office:value="14" calcext:value-type="float">
            <text:p>14</text:p>
          </table:table-cell>
          <table:table-cell table:style-name="ce16" table:formula="of:=IF(RAND()&gt;0.5;&quot;F&quot;;&quot;M&quot;)" office:value-type="string" office:string-value="F" calcext:value-type="string">
            <text:p>F</text:p>
          </table:table-cell>
          <table:table-cell table:style-name="ce16" office:value-type="string" calcext:value-type="string">
            <text:p>nike</text:p>
          </table:table-cell>
          <table:table-cell table:style-name="ce16" table:formula="of:=IF(RAND()&gt;0.5;&quot;YES&quot;;&quot;NO&quot;)" office:value-type="string" office:string-value="NO" calcext:value-type="string">
            <text:p>NO</text:p>
          </table:table-cell>
          <table:table-cell table:style-name="ce16" table:formula="of:=IF(RAND()&gt;0.5;&quot;YES&quot;;&quot;NO&quot;)" office:value-type="string" office:string-value="NO" calcext:value-type="string">
            <text:p>NO</text:p>
          </table:table-cell>
          <table:table-cell table:style-name="ce2" table:formula="of:=COUNTIF([.$A$2:.A4];[.A4])" office:value-type="float" office:value="2" calcext:value-type="float">
            <text:p>2</text:p>
          </table:table-cell>
          <table:table-cell table:formula="of:=IF([.D4]&lt;19;ROUND(RAND()*40+20);IF(AND(18&lt;[.D4];[.D4]&lt;26);ROUND(RAND()*25+5);IF(AND(25&lt;[.D4];[.D4]&lt;46);ROUND(RAND()*15+3);ROUND(RAND()*50+10))))" office:value-type="float" office:value="43" calcext:value-type="float">
            <text:p>43</text:p>
          </table:table-cell>
          <table:table-cell table:formula="of:=IF([.D4]&lt;19;ROUND(RAND()*40+10);IF(AND(18&lt;[.D4];[.D4]&lt;26);ROUND(RAND()*120+50);IF(AND(25&lt;[.D4];[.D4]&lt;46);ROUND(RAND()*500+150);ROUND(RAND()*500+200))))" office:value-type="currency" office:currency="EUR" office:value="14" calcext:value-type="currency">
            <text:p>€ 14,00</text:p>
          </table:table-cell>
          <table:table-cell office:value-type="string" calcext:value-type="string">
            <text:p>EMI</text:p>
          </table:table-cell>
          <table:table-cell table:formula="of:=IF([.N4]&lt;0.3;&quot;nike&quot;;IF([.N4]&lt;0.7;&quot;adidas&quot;;&quot;fila&quot;))" office:value-type="string" office:string-value="fila" calcext:value-type="string">
            <text:p>fila</text:p>
          </table:table-cell>
          <table:table-cell table:formula="of:=RAND()" office:value-type="float" office:value="0.954283771751718" calcext:value-type="float">
            <text:p>0,9542837718</text:p>
          </table:table-cell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6" table:formula="of:=TIME(RAND()*9+10;RAND()*60;)" office:value-type="time" office:time-value="PT14H08M15.447921974S" calcext:value-type="time">
            <text:p>14.08.15</text:p>
          </table:table-cell>
          <table:table-cell table:style-name="ce11" office:value-type="date" office:date-value="2019-05-28" calcext:value-type="date">
            <text:p>28/05/19</text:p>
          </table:table-cell>
          <table:table-cell table:style-name="ce16" table:formula="of:=ROUND(RAND()*4+14;0)" office:value-type="float" office:value="17" calcext:value-type="float">
            <text:p>17</text:p>
          </table:table-cell>
          <table:table-cell table:style-name="ce16" table:formula="of:=IF(RAND()&gt;0.5;&quot;F&quot;;&quot;M&quot;)" office:value-type="string" office:string-value="M" calcext:value-type="string">
            <text:p>M</text:p>
          </table:table-cell>
          <table:table-cell table:style-name="ce16" office:value-type="string" calcext:value-type="string">
            <text:p>nike</text:p>
          </table:table-cell>
          <table:table-cell table:style-name="ce16" table:formula="of:=IF(RAND()&gt;0.5;&quot;YES&quot;;&quot;NO&quot;)" office:value-type="string" office:string-value="NO" calcext:value-type="string">
            <text:p>NO</text:p>
          </table:table-cell>
          <table:table-cell table:style-name="ce16" table:formula="of:=IF(RAND()&gt;0.5;&quot;YES&quot;;&quot;NO&quot;)" office:value-type="string" office:string-value="NO" calcext:value-type="string">
            <text:p>NO</text:p>
          </table:table-cell>
          <table:table-cell table:style-name="ce21" table:formula="of:=COUNTIF([.$A$2:.A5];[.A5])" office:value-type="float" office:value="1" calcext:value-type="float">
            <text:p>1</text:p>
          </table:table-cell>
          <table:table-cell table:formula="of:=IF([.D5]&lt;19;ROUND(RAND()*40+20);IF(AND(18&lt;[.D5];[.D5]&lt;26);ROUND(RAND()*25+5);IF(AND(25&lt;[.D5];[.D5]&lt;46);ROUND(RAND()*15+3);ROUND(RAND()*50+10))))" office:value-type="float" office:value="26" calcext:value-type="float">
            <text:p>26</text:p>
          </table:table-cell>
          <table:table-cell table:formula="of:=IF([.D5]&lt;19;ROUND(RAND()*40+10);IF(AND(18&lt;[.D5];[.D5]&lt;26);ROUND(RAND()*120+50);IF(AND(25&lt;[.D5];[.D5]&lt;46);ROUND(RAND()*500+150);ROUND(RAND()*500+200))))" office:value-type="currency" office:currency="EUR" office:value="11" calcext:value-type="currency">
            <text:p>€ 11,00</text:p>
          </table:table-cell>
          <table:table-cell office:value-type="string" calcext:value-type="string">
            <text:p>EMI</text:p>
          </table:table-cell>
          <table:table-cell table:formula="of:=IF([.N5]&lt;0.3;&quot;nike&quot;;IF([.N5]&lt;0.7;&quot;adidas&quot;;&quot;fila&quot;))" office:value-type="string" office:string-value="fila" calcext:value-type="string">
            <text:p>fila</text:p>
          </table:table-cell>
          <table:table-cell table:formula="of:=RAND()" office:value-type="float" office:value="0.835671088655502" calcext:value-type="float">
            <text:p>0,8356710887</text:p>
          </table:table-cell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6" table:formula="of:=TIME(RAND()*9+10;RAND()*60;)" office:value-type="time" office:time-value="PT13H38M24.748387599S" calcext:value-type="time">
            <text:p>13.38.25</text:p>
          </table:table-cell>
          <table:table-cell table:style-name="ce11" office:value-type="date" office:date-value="2019-05-28" calcext:value-type="date">
            <text:p>28/05/19</text:p>
          </table:table-cell>
          <table:table-cell table:style-name="ce16" table:formula="of:=ROUND(RAND()*4+14;0)" office:value-type="float" office:value="15" calcext:value-type="float">
            <text:p>15</text:p>
          </table:table-cell>
          <table:table-cell table:style-name="ce16" table:formula="of:=IF(RAND()&gt;0.5;&quot;F&quot;;&quot;M&quot;)" office:value-type="string" office:string-value="M" calcext:value-type="string">
            <text:p>M</text:p>
          </table:table-cell>
          <table:table-cell table:style-name="ce16" office:value-type="string" calcext:value-type="string">
            <text:p>adidas</text:p>
          </table:table-cell>
          <table:table-cell table:style-name="ce16" table:formula="of:=IF(RAND()&gt;0.5;&quot;YES&quot;;&quot;NO&quot;)" office:value-type="string" office:string-value="YES" calcext:value-type="string">
            <text:p>YES</text:p>
          </table:table-cell>
          <table:table-cell table:style-name="ce16" table:formula="of:=IF(RAND()&gt;0.5;&quot;YES&quot;;&quot;NO&quot;)" office:value-type="string" office:string-value="YES" calcext:value-type="string">
            <text:p>YES</text:p>
          </table:table-cell>
          <table:table-cell table:style-name="ce21" table:formula="of:=COUNTIF([.$A$2:.A6];[.A6])" office:value-type="float" office:value="1" calcext:value-type="float">
            <text:p>1</text:p>
          </table:table-cell>
          <table:table-cell table:formula="of:=IF([.D6]&lt;19;ROUND(RAND()*40+20);IF(AND(18&lt;[.D6];[.D6]&lt;26);ROUND(RAND()*25+5);IF(AND(25&lt;[.D6];[.D6]&lt;46);ROUND(RAND()*15+3);ROUND(RAND()*50+10))))" office:value-type="float" office:value="31" calcext:value-type="float">
            <text:p>31</text:p>
          </table:table-cell>
          <table:table-cell table:formula="of:=IF([.D6]&lt;19;ROUND(RAND()*40+10);IF(AND(18&lt;[.D6];[.D6]&lt;26);ROUND(RAND()*120+50);IF(AND(25&lt;[.D6];[.D6]&lt;46);ROUND(RAND()*500+150);ROUND(RAND()*500+200))))" office:value-type="currency" office:currency="EUR" office:value="49" calcext:value-type="currency">
            <text:p>€ 49,00</text:p>
          </table:table-cell>
          <table:table-cell office:value-type="string" calcext:value-type="string">
            <text:p>EMI</text:p>
          </table:table-cell>
          <table:table-cell table:formula="of:=IF([.N6]&lt;0.3;&quot;nike&quot;;IF([.N6]&lt;0.7;&quot;adidas&quot;;&quot;fila&quot;))" office:value-type="string" office:string-value="nike" calcext:value-type="string">
            <text:p>nike</text:p>
          </table:table-cell>
          <table:table-cell table:formula="of:=RAND()" office:value-type="float" office:value="0.198366136864199" calcext:value-type="float">
            <text:p>0,1983661369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table:formula="of:=TIME(RAND()*9+10;RAND()*60;)" office:value-type="time" office:time-value="PT16H04M13.892086411S" calcext:value-type="time">
            <text:p>16.04.14</text:p>
          </table:table-cell>
          <table:table-cell office:value-type="date" office:date-value="2019-05-28" calcext:value-type="date">
            <text:p>28/05/19</text:p>
          </table:table-cell>
          <table:table-cell table:formula="of:=ROUND(RAND()*6+19)" office:value-type="float" office:value="19" calcext:value-type="float">
            <text:p>19</text:p>
          </table:table-cell>
          <table:table-cell table:formula="of:=IF(RAND()&gt;0.5;&quot;F&quot;;&quot;M&quot;)" office:value-type="string" office:string-value="M" calcext:value-type="string">
            <text:p>M</text:p>
          </table:table-cell>
          <table:table-cell office:value-type="string" calcext:value-type="string">
            <text:p>UNKOWN</text:p>
          </table:table-cell>
          <table:table-cell table:formula="of:=IF(RAND()&gt;0.5;&quot;YES&quot;;&quot;NO&quot;)" office:value-type="string" office:string-value="NO" calcext:value-type="string">
            <text:p>NO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COUNTIF([.$A$2:.A7];[.A7])" office:value-type="float" office:value="1" calcext:value-type="float">
            <text:p>1</text:p>
          </table:table-cell>
          <table:table-cell table:formula="of:=IF([.D7]&lt;19;ROUND(RAND()*40+20);IF(AND(18&lt;[.D7];[.D7]&lt;26);ROUND(RAND()*25+5);IF(AND(25&lt;[.D7];[.D7]&lt;46);ROUND(RAND()*15+3);ROUND(RAND()*50+10))))" office:value-type="float" office:value="24" calcext:value-type="float">
            <text:p>24</text:p>
          </table:table-cell>
          <table:table-cell table:formula="of:=IF([.D7]&lt;19;ROUND(RAND()*40+10);IF(AND(18&lt;[.D7];[.D7]&lt;26);ROUND(RAND()*120+50);IF(AND(25&lt;[.D7];[.D7]&lt;46);ROUND(RAND()*500+150);ROUND(RAND()*500+200))))" office:value-type="currency" office:currency="EUR" office:value="127" calcext:value-type="currency">
            <text:p>€ 127,00</text:p>
          </table:table-cell>
          <table:table-cell table:style-name="ce26" office:value-type="string" calcext:value-type="string">
            <text:p>FEDE</text:p>
          </table:table-cell>
          <table:table-cell table:formula="of:=IF([.N7]&lt;0.3;&quot;nike&quot;;IF([.N7]&lt;0.7;&quot;adidas&quot;;&quot;fila&quot;))" office:value-type="string" office:string-value="nike" calcext:value-type="string">
            <text:p>nike</text:p>
          </table:table-cell>
          <table:table-cell table:formula="of:=RAND()" office:value-type="float" office:value="0.202052232217482" calcext:value-type="float">
            <text:p>0,2020522322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table:formula="of:=TIME(RAND()*9+10;RAND()*60;)" office:value-type="time" office:time-value="PT11H31M24.492164044S" calcext:value-type="time">
            <text:p>11.31.24</text:p>
          </table:table-cell>
          <table:table-cell office:value-type="date" office:date-value="2019-05-28" calcext:value-type="date">
            <text:p>28/05/19</text:p>
          </table:table-cell>
          <table:table-cell table:formula="of:=ROUND(RAND()*6+19)" office:value-type="float" office:value="24" calcext:value-type="float">
            <text:p>24</text:p>
          </table:table-cell>
          <table:table-cell table:formula="of:=IF(RAND()&gt;0.5;&quot;F&quot;;&quot;M&quot;)" office:value-type="string" office:string-value="M" calcext:value-type="string">
            <text:p>M</text:p>
          </table:table-cell>
          <table:table-cell office:value-type="string" calcext:value-type="string">
            <text:p>UNKNOW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IF(RAND()&gt;0.5;&quot;YES&quot;;&quot;NO&quot;)" office:value-type="string" office:string-value="NO" calcext:value-type="string">
            <text:p>NO</text:p>
          </table:table-cell>
          <table:table-cell table:formula="of:=COUNTIF([.$A$2:.A8];[.A8])" office:value-type="float" office:value="1" calcext:value-type="float">
            <text:p>1</text:p>
          </table:table-cell>
          <table:table-cell table:formula="of:=IF([.D8]&lt;19;ROUND(RAND()*40+20);IF(AND(18&lt;[.D8];[.D8]&lt;26);ROUND(RAND()*25+5);IF(AND(25&lt;[.D8];[.D8]&lt;46);ROUND(RAND()*15+3);ROUND(RAND()*50+10))))" office:value-type="float" office:value="17" calcext:value-type="float">
            <text:p>17</text:p>
          </table:table-cell>
          <table:table-cell table:formula="of:=IF([.D8]&lt;19;ROUND(RAND()*40+10);IF(AND(18&lt;[.D8];[.D8]&lt;26);ROUND(RAND()*120+50);IF(AND(25&lt;[.D8];[.D8]&lt;46);ROUND(RAND()*500+150);ROUND(RAND()*500+200))))" office:value-type="currency" office:currency="EUR" office:value="64" calcext:value-type="currency">
            <text:p>€ 64,00</text:p>
          </table:table-cell>
          <table:table-cell table:style-name="ce27" office:value-type="string" calcext:value-type="string">
            <text:p>ALEX</text:p>
          </table:table-cell>
          <table:table-cell table:formula="of:=IF([.N8]&lt;0.3;&quot;nike&quot;;IF([.N8]&lt;0.7;&quot;adidas&quot;;&quot;fila&quot;))" office:value-type="string" office:string-value="adidas" calcext:value-type="string">
            <text:p>adidas</text:p>
          </table:table-cell>
          <table:table-cell table:formula="of:=RAND()" office:value-type="float" office:value="0.546341516516938" calcext:value-type="float">
            <text:p>0,546341516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formula="of:=TIME(RAND()*9+10;RAND()*60;)" office:value-type="time" office:time-value="PT11H37M49.677968845S" calcext:value-type="time">
            <text:p>11.37.50</text:p>
          </table:table-cell>
          <table:table-cell office:value-type="date" office:date-value="2019-05-28" calcext:value-type="date">
            <text:p>28/05/19</text:p>
          </table:table-cell>
          <table:table-cell table:formula="of:=ROUND(RAND()*6+19)" office:value-type="float" office:value="23" calcext:value-type="float">
            <text:p>23</text:p>
          </table:table-cell>
          <table:table-cell table:formula="of:=IF(RAND()&gt;0.5;&quot;F&quot;;&quot;M&quot;)" office:value-type="string" office:string-value="F" calcext:value-type="string">
            <text:p>F</text:p>
          </table:table-cell>
          <table:table-cell office:value-type="string" calcext:value-type="string">
            <text:p>nike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COUNTIF([.$A$2:.A9];[.A9])" office:value-type="float" office:value="3" calcext:value-type="float">
            <text:p>3</text:p>
          </table:table-cell>
          <table:table-cell table:formula="of:=IF([.D9]&lt;19;ROUND(RAND()*40+20);IF(AND(18&lt;[.D9];[.D9]&lt;26);ROUND(RAND()*25+5);IF(AND(25&lt;[.D9];[.D9]&lt;46);ROUND(RAND()*15+3);ROUND(RAND()*50+10))))" office:value-type="float" office:value="11" calcext:value-type="float">
            <text:p>11</text:p>
          </table:table-cell>
          <table:table-cell table:formula="of:=IF([.D9]&lt;19;ROUND(RAND()*40+10);IF(AND(18&lt;[.D9];[.D9]&lt;26);ROUND(RAND()*120+50);IF(AND(25&lt;[.D9];[.D9]&lt;46);ROUND(RAND()*500+150);ROUND(RAND()*500+200))))" office:value-type="currency" office:currency="EUR" office:value="104" calcext:value-type="currency">
            <text:p>€ 104,00</text:p>
          </table:table-cell>
          <table:table-cell office:value-type="string" calcext:value-type="string">
            <text:p>EMI</text:p>
          </table:table-cell>
          <table:table-cell table:formula="of:=IF([.N9]&lt;0.3;&quot;nike&quot;;IF([.N9]&lt;0.7;&quot;adidas&quot;;&quot;fila&quot;))" office:value-type="string" office:string-value="adidas" calcext:value-type="string">
            <text:p>adidas</text:p>
          </table:table-cell>
          <table:table-cell table:formula="of:=RAND()" office:value-type="float" office:value="0.388275138930169" calcext:value-type="float">
            <text:p>0,3882751389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formula="of:=TIME(RAND()*9+10;RAND()*60;)" office:value-type="time" office:time-value="PT16H45M52.441250028S" calcext:value-type="time">
            <text:p>16.45.52</text:p>
          </table:table-cell>
          <table:table-cell office:value-type="date" office:date-value="2019-05-28" calcext:value-type="date">
            <text:p>28/05/19</text:p>
          </table:table-cell>
          <table:table-cell table:formula="of:=ROUND(RAND()*6+19)" office:value-type="float" office:value="24" calcext:value-type="float">
            <text:p>24</text:p>
          </table:table-cell>
          <table:table-cell table:formula="of:=IF(RAND()&gt;0.5;&quot;F&quot;;&quot;M&quot;)" office:value-type="string" office:string-value="F" calcext:value-type="string">
            <text:p>F</text:p>
          </table:table-cell>
          <table:table-cell office:value-type="string" calcext:value-type="string">
            <text:p>UNKOWN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COUNTIF([.$A$2:.A10];[.A10])" office:value-type="float" office:value="4" calcext:value-type="float">
            <text:p>4</text:p>
          </table:table-cell>
          <table:table-cell table:formula="of:=IF([.D10]&lt;19;ROUND(RAND()*40+20);IF(AND(18&lt;[.D10];[.D10]&lt;26);ROUND(RAND()*25+5);IF(AND(25&lt;[.D10];[.D10]&lt;46);ROUND(RAND()*15+3);ROUND(RAND()*50+10))))" office:value-type="float" office:value="16" calcext:value-type="float">
            <text:p>16</text:p>
          </table:table-cell>
          <table:table-cell table:formula="of:=IF([.D10]&lt;19;ROUND(RAND()*40+10);IF(AND(18&lt;[.D10];[.D10]&lt;26);ROUND(RAND()*120+50);IF(AND(25&lt;[.D10];[.D10]&lt;46);ROUND(RAND()*500+150);ROUND(RAND()*500+200))))" office:value-type="currency" office:currency="EUR" office:value="150" calcext:value-type="currency">
            <text:p>€ 150,00</text:p>
          </table:table-cell>
          <table:table-cell table:style-name="ce28" office:value-type="string" calcext:value-type="string">
            <text:p>LUDO</text:p>
          </table:table-cell>
          <table:table-cell table:formula="of:=IF([.N10]&lt;0.3;&quot;nike&quot;;IF([.N10]&lt;0.7;&quot;adidas&quot;;&quot;fila&quot;))" office:value-type="string" office:string-value="adidas" calcext:value-type="string">
            <text:p>adidas</text:p>
          </table:table-cell>
          <table:table-cell table:formula="of:=RAND()" office:value-type="float" office:value="0.488954595275226" calcext:value-type="float">
            <text:p>0,488954595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formula="of:=TIME(RAND()*9+10;RAND()*60;)" office:value-type="time" office:time-value="PT14H26M20.708129094S" calcext:value-type="time">
            <text:p>14.26.21</text:p>
          </table:table-cell>
          <table:table-cell office:value-type="date" office:date-value="2019-05-28" calcext:value-type="date">
            <text:p>28/05/19</text:p>
          </table:table-cell>
          <table:table-cell table:formula="of:=ROUND(RAND()*6+19)" office:value-type="float" office:value="20" calcext:value-type="float">
            <text:p>20</text:p>
          </table:table-cell>
          <table:table-cell table:formula="of:=IF(RAND()&gt;0.5;&quot;F&quot;;&quot;M&quot;)" office:value-type="string" office:string-value="F" calcext:value-type="string">
            <text:p>F</text:p>
          </table:table-cell>
          <table:table-cell office:value-type="string" calcext:value-type="string">
            <text:p>nike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COUNTIF([.$A$2:.A11];[.A11])" office:value-type="float" office:value="5" calcext:value-type="float">
            <text:p>5</text:p>
          </table:table-cell>
          <table:table-cell table:formula="of:=IF([.D11]&lt;19;ROUND(RAND()*40+20);IF(AND(18&lt;[.D11];[.D11]&lt;26);ROUND(RAND()*25+5);IF(AND(25&lt;[.D11];[.D11]&lt;46);ROUND(RAND()*15+3);ROUND(RAND()*50+10))))" office:value-type="float" office:value="20" calcext:value-type="float">
            <text:p>20</text:p>
          </table:table-cell>
          <table:table-cell table:formula="of:=IF([.D11]&lt;19;ROUND(RAND()*40+10);IF(AND(18&lt;[.D11];[.D11]&lt;26);ROUND(RAND()*120+50);IF(AND(25&lt;[.D11];[.D11]&lt;46);ROUND(RAND()*500+150);ROUND(RAND()*500+200))))" office:value-type="currency" office:currency="EUR" office:value="125" calcext:value-type="currency">
            <text:p>€ 125,00</text:p>
          </table:table-cell>
          <table:table-cell table:style-name="ce26" office:value-type="string" calcext:value-type="string">
            <text:p>FEDE</text:p>
          </table:table-cell>
          <table:table-cell table:formula="of:=IF([.N11]&lt;0.3;&quot;nike&quot;;IF([.N11]&lt;0.7;&quot;adidas&quot;;&quot;fila&quot;))" office:value-type="string" office:string-value="fila" calcext:value-type="string">
            <text:p>fila</text:p>
          </table:table-cell>
          <table:table-cell table:formula="of:=RAND()" office:value-type="float" office:value="0.992049478737457" calcext:value-type="float">
            <text:p>0,9920494787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table:formula="of:=TIME(RAND()*9+10;RAND()*60;)" office:value-type="time" office:time-value="PT13H26M47.488329667S" calcext:value-type="time">
            <text:p>13.26.47</text:p>
          </table:table-cell>
          <table:table-cell office:value-type="date" office:date-value="2019-05-28" calcext:value-type="date">
            <text:p>28/05/19</text:p>
          </table:table-cell>
          <table:table-cell table:formula="of:=ROUND(RAND()*6+19)" office:value-type="float" office:value="21" calcext:value-type="float">
            <text:p>21</text:p>
          </table:table-cell>
          <table:table-cell table:formula="of:=IF(RAND()&gt;0.5;&quot;F&quot;;&quot;M&quot;)" office:value-type="string" office:string-value="M" calcext:value-type="string">
            <text:p>M</text:p>
          </table:table-cell>
          <table:table-cell office:value-type="string" calcext:value-type="string">
            <text:p>adidas</text:p>
          </table:table-cell>
          <table:table-cell table:formula="of:=IF(RAND()&gt;0.5;&quot;YES&quot;;&quot;NO&quot;)" office:value-type="string" office:string-value="NO" calcext:value-type="string">
            <text:p>NO</text:p>
          </table:table-cell>
          <table:table-cell table:formula="of:=IF(RAND()&gt;0.5;&quot;YES&quot;;&quot;NO&quot;)" office:value-type="string" office:string-value="NO" calcext:value-type="string">
            <text:p>NO</text:p>
          </table:table-cell>
          <table:table-cell table:formula="of:=COUNTIF([.$A$2:.A12];[.A12])" office:value-type="float" office:value="1" calcext:value-type="float">
            <text:p>1</text:p>
          </table:table-cell>
          <table:table-cell table:formula="of:=IF([.D12]&lt;19;ROUND(RAND()*40+20);IF(AND(18&lt;[.D12];[.D12]&lt;26);ROUND(RAND()*25+5);IF(AND(25&lt;[.D12];[.D12]&lt;46);ROUND(RAND()*15+3);ROUND(RAND()*50+10))))" office:value-type="float" office:value="7" calcext:value-type="float">
            <text:p>7</text:p>
          </table:table-cell>
          <table:table-cell table:formula="of:=IF([.D12]&lt;19;ROUND(RAND()*40+10);IF(AND(18&lt;[.D12];[.D12]&lt;26);ROUND(RAND()*120+50);IF(AND(25&lt;[.D12];[.D12]&lt;46);ROUND(RAND()*500+150);ROUND(RAND()*500+200))))" office:value-type="currency" office:currency="EUR" office:value="118" calcext:value-type="currency">
            <text:p>€ 118,00</text:p>
          </table:table-cell>
          <table:table-cell table:style-name="ce27" office:value-type="string" calcext:value-type="string">
            <text:p>ALEX</text:p>
          </table:table-cell>
          <table:table-cell table:formula="of:=IF([.N12]&lt;0.3;&quot;nike&quot;;IF([.N12]&lt;0.7;&quot;adidas&quot;;&quot;fila&quot;))" office:value-type="string" office:string-value="nike" calcext:value-type="string">
            <text:p>nike</text:p>
          </table:table-cell>
          <table:table-cell table:formula="of:=RAND()" office:value-type="float" office:value="0.244160575544584" calcext:value-type="float">
            <text:p>0,2441605755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table:formula="of:=TIME(RAND()*9+10;RAND()*60;)" office:value-type="time" office:time-value="PT16H57M03.657580002S" calcext:value-type="time">
            <text:p>16.57.04</text:p>
          </table:table-cell>
          <table:table-cell office:value-type="date" office:date-value="2019-05-28" calcext:value-type="date">
            <text:p>28/05/19</text:p>
          </table:table-cell>
          <table:table-cell table:formula="of:=ROUND(RAND()*6+19)" office:value-type="float" office:value="19" calcext:value-type="float">
            <text:p>19</text:p>
          </table:table-cell>
          <table:table-cell table:formula="of:=IF(RAND()&gt;0.5;&quot;F&quot;;&quot;M&quot;)" office:value-type="string" office:string-value="F" calcext:value-type="string">
            <text:p>F</text:p>
          </table:table-cell>
          <table:table-cell office:value-type="string" calcext:value-type="string">
            <text:p>adidas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COUNTIF([.$A$2:.A13];[.A13])" office:value-type="float" office:value="1" calcext:value-type="float">
            <text:p>1</text:p>
          </table:table-cell>
          <table:table-cell table:formula="of:=IF([.D13]&lt;19;ROUND(RAND()*40+20);IF(AND(18&lt;[.D13];[.D13]&lt;26);ROUND(RAND()*25+5);IF(AND(25&lt;[.D13];[.D13]&lt;46);ROUND(RAND()*15+3);ROUND(RAND()*50+10))))" office:value-type="float" office:value="28" calcext:value-type="float">
            <text:p>28</text:p>
          </table:table-cell>
          <table:table-cell table:formula="of:=IF([.D13]&lt;19;ROUND(RAND()*40+10);IF(AND(18&lt;[.D13];[.D13]&lt;26);ROUND(RAND()*120+50);IF(AND(25&lt;[.D13];[.D13]&lt;46);ROUND(RAND()*500+150);ROUND(RAND()*500+200))))" office:value-type="currency" office:currency="EUR" office:value="104" calcext:value-type="currency">
            <text:p>€ 104,00</text:p>
          </table:table-cell>
          <table:table-cell table:style-name="ce27" office:value-type="string" calcext:value-type="string">
            <text:p>ALEX</text:p>
          </table:table-cell>
          <table:table-cell table:formula="of:=IF([.N13]&lt;0.3;&quot;nike&quot;;IF([.N13]&lt;0.7;&quot;adidas&quot;;&quot;fila&quot;))" office:value-type="string" office:string-value="fila" calcext:value-type="string">
            <text:p>fila</text:p>
          </table:table-cell>
          <table:table-cell table:formula="of:=RAND()" office:value-type="float" office:value="0.779756280439232" calcext:value-type="float">
            <text:p>0,7797562804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table:formula="of:=TIME(RAND()*9+10;RAND()*60;)" office:value-type="time" office:time-value="PT17H13M12.54323598S" calcext:value-type="time">
            <text:p>17.13.13</text:p>
          </table:table-cell>
          <table:table-cell office:value-type="date" office:date-value="2019-05-28" calcext:value-type="date">
            <text:p>28/05/19</text:p>
          </table:table-cell>
          <table:table-cell table:formula="of:=ROUND(RAND()*6+19)" office:value-type="float" office:value="24" calcext:value-type="float">
            <text:p>24</text:p>
          </table:table-cell>
          <table:table-cell table:formula="of:=IF(RAND()&gt;0.5;&quot;F&quot;;&quot;M&quot;)" office:value-type="string" office:string-value="F" calcext:value-type="string">
            <text:p>F</text:p>
          </table:table-cell>
          <table:table-cell office:value-type="string" calcext:value-type="string">
            <text:p>UNKOWN</text:p>
          </table:table-cell>
          <table:table-cell table:formula="of:=IF(RAND()&gt;0.5;&quot;YES&quot;;&quot;NO&quot;)" office:value-type="string" office:string-value="NO" calcext:value-type="string">
            <text:p>NO</text:p>
          </table:table-cell>
          <table:table-cell table:formula="of:=IF(RAND()&gt;0.5;&quot;YES&quot;;&quot;NO&quot;)" office:value-type="string" office:string-value="NO" calcext:value-type="string">
            <text:p>NO</text:p>
          </table:table-cell>
          <table:table-cell table:formula="of:=COUNTIF([.$A$2:.A14];[.A14])" office:value-type="float" office:value="1" calcext:value-type="float">
            <text:p>1</text:p>
          </table:table-cell>
          <table:table-cell table:formula="of:=IF([.D14]&lt;19;ROUND(RAND()*40+20);IF(AND(18&lt;[.D14];[.D14]&lt;26);ROUND(RAND()*25+5);IF(AND(25&lt;[.D14];[.D14]&lt;46);ROUND(RAND()*15+3);ROUND(RAND()*50+10))))" office:value-type="float" office:value="18" calcext:value-type="float">
            <text:p>18</text:p>
          </table:table-cell>
          <table:table-cell table:formula="of:=IF([.D14]&lt;19;ROUND(RAND()*40+10);IF(AND(18&lt;[.D14];[.D14]&lt;26);ROUND(RAND()*120+50);IF(AND(25&lt;[.D14];[.D14]&lt;46);ROUND(RAND()*500+150);ROUND(RAND()*500+200))))" office:value-type="currency" office:currency="EUR" office:value="138" calcext:value-type="currency">
            <text:p>€ 138,00</text:p>
          </table:table-cell>
          <table:table-cell table:style-name="ce28" office:value-type="string" calcext:value-type="string">
            <text:p>LUDO</text:p>
          </table:table-cell>
          <table:table-cell table:formula="of:=IF([.N14]&lt;0.3;&quot;nike&quot;;IF([.N14]&lt;0.7;&quot;adidas&quot;;&quot;fila&quot;))" office:value-type="string" office:string-value="fila" calcext:value-type="string">
            <text:p>fila</text:p>
          </table:table-cell>
          <table:table-cell table:formula="of:=RAND()" office:value-type="float" office:value="0.737044544201442" calcext:value-type="float">
            <text:p>0,7370445442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table:formula="of:=TIME(RAND()*9+10;RAND()*60;)" office:value-type="time" office:time-value="PT10H39M27.715083053S" calcext:value-type="time">
            <text:p>10.39.28</text:p>
          </table:table-cell>
          <table:table-cell office:value-type="date" office:date-value="2019-05-28" calcext:value-type="date">
            <text:p>28/05/19</text:p>
          </table:table-cell>
          <table:table-cell table:formula="of:=ROUND(RAND()*6+19)" office:value-type="float" office:value="22" calcext:value-type="float">
            <text:p>22</text:p>
          </table:table-cell>
          <table:table-cell table:formula="of:=IF(RAND()&gt;0.5;&quot;F&quot;;&quot;M&quot;)" office:value-type="string" office:string-value="F" calcext:value-type="string">
            <text:p>F</text:p>
          </table:table-cell>
          <table:table-cell office:value-type="string" calcext:value-type="string">
            <text:p>rebook</text:p>
          </table:table-cell>
          <table:table-cell table:formula="of:=IF(RAND()&gt;0.5;&quot;YES&quot;;&quot;NO&quot;)" office:value-type="string" office:string-value="NO" calcext:value-type="string">
            <text:p>NO</text:p>
          </table:table-cell>
          <table:table-cell table:formula="of:=IF(RAND()&gt;0.5;&quot;YES&quot;;&quot;NO&quot;)" office:value-type="string" office:string-value="NO" calcext:value-type="string">
            <text:p>NO</text:p>
          </table:table-cell>
          <table:table-cell table:formula="of:=COUNTIF([.$A$2:.A15];[.A15])" office:value-type="float" office:value="2" calcext:value-type="float">
            <text:p>2</text:p>
          </table:table-cell>
          <table:table-cell table:formula="of:=IF([.D15]&lt;19;ROUND(RAND()*40+20);IF(AND(18&lt;[.D15];[.D15]&lt;26);ROUND(RAND()*25+5);IF(AND(25&lt;[.D15];[.D15]&lt;46);ROUND(RAND()*15+3);ROUND(RAND()*50+10))))" office:value-type="float" office:value="29" calcext:value-type="float">
            <text:p>29</text:p>
          </table:table-cell>
          <table:table-cell table:formula="of:=IF([.D15]&lt;19;ROUND(RAND()*40+10);IF(AND(18&lt;[.D15];[.D15]&lt;26);ROUND(RAND()*120+50);IF(AND(25&lt;[.D15];[.D15]&lt;46);ROUND(RAND()*500+150);ROUND(RAND()*500+200))))" office:value-type="currency" office:currency="EUR" office:value="53" calcext:value-type="currency">
            <text:p>€ 53,00</text:p>
          </table:table-cell>
          <table:table-cell table:style-name="ce28" office:value-type="string" calcext:value-type="string">
            <text:p>LUDO</text:p>
          </table:table-cell>
          <table:table-cell table:formula="of:=IF([.N15]&lt;0.3;&quot;nike&quot;;IF([.N15]&lt;0.7;&quot;adidas&quot;;&quot;fila&quot;))" office:value-type="string" office:string-value="adidas" calcext:value-type="string">
            <text:p>adidas</text:p>
          </table:table-cell>
          <table:table-cell table:formula="of:=RAND()" office:value-type="float" office:value="0.341258388858746" calcext:value-type="float">
            <text:p>0,3412583889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table:formula="of:=TIME(RAND()*9+10;RAND()*60;)" office:value-type="time" office:time-value="PT17H45M46.218586421S" calcext:value-type="time">
            <text:p>17.45.46</text:p>
          </table:table-cell>
          <table:table-cell office:value-type="date" office:date-value="2019-05-28" calcext:value-type="date">
            <text:p>28/05/19</text:p>
          </table:table-cell>
          <table:table-cell table:formula="of:=ROUND(RAND()*6+19)" office:value-type="float" office:value="22" calcext:value-type="float">
            <text:p>22</text:p>
          </table:table-cell>
          <table:table-cell table:formula="of:=IF(RAND()&gt;0.5;&quot;F&quot;;&quot;M&quot;)" office:value-type="string" office:string-value="M" calcext:value-type="string">
            <text:p>M</text:p>
          </table:table-cell>
          <table:table-cell office:value-type="string" calcext:value-type="string">
            <text:p>prada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COUNTIF([.$A$2:.A16];[.A16])" office:value-type="float" office:value="2" calcext:value-type="float">
            <text:p>2</text:p>
          </table:table-cell>
          <table:table-cell table:formula="of:=IF([.D16]&lt;19;ROUND(RAND()*40+20);IF(AND(18&lt;[.D16];[.D16]&lt;26);ROUND(RAND()*25+5);IF(AND(25&lt;[.D16];[.D16]&lt;46);ROUND(RAND()*15+3);ROUND(RAND()*50+10))))" office:value-type="float" office:value="18" calcext:value-type="float">
            <text:p>18</text:p>
          </table:table-cell>
          <table:table-cell table:formula="of:=IF([.D16]&lt;19;ROUND(RAND()*40+10);IF(AND(18&lt;[.D16];[.D16]&lt;26);ROUND(RAND()*120+50);IF(AND(25&lt;[.D16];[.D16]&lt;46);ROUND(RAND()*500+150);ROUND(RAND()*500+200))))" office:value-type="currency" office:currency="EUR" office:value="94" calcext:value-type="currency">
            <text:p>€ 94,00</text:p>
          </table:table-cell>
          <table:table-cell table:style-name="ce26" office:value-type="string" calcext:value-type="string">
            <text:p>FEDE</text:p>
          </table:table-cell>
          <table:table-cell table:formula="of:=IF([.N16]&lt;0.3;&quot;nike&quot;;IF([.N16]&lt;0.7;&quot;adidas&quot;;&quot;fila&quot;))" office:value-type="string" office:string-value="adidas" calcext:value-type="string">
            <text:p>adidas</text:p>
          </table:table-cell>
          <table:table-cell table:formula="of:=RAND()" office:value-type="float" office:value="0.589689186392173" calcext:value-type="float">
            <text:p>0,5896891864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table:formula="of:=TIME(RAND()*9+10;RAND()*60;)" office:value-type="time" office:time-value="PT18H09M31.791392261S" calcext:value-type="time">
            <text:p>18.09.32</text:p>
          </table:table-cell>
          <table:table-cell office:value-type="date" office:date-value="2019-05-28" calcext:value-type="date">
            <text:p>28/05/19</text:p>
          </table:table-cell>
          <table:table-cell table:formula="of:=ROUND(RAND()*6+19)" office:value-type="float" office:value="20" calcext:value-type="float">
            <text:p>20</text:p>
          </table:table-cell>
          <table:table-cell table:formula="of:=IF(RAND()&gt;0.5;&quot;F&quot;;&quot;M&quot;)" office:value-type="string" office:string-value="F" calcext:value-type="string">
            <text:p>F</text:p>
          </table:table-cell>
          <table:table-cell office:value-type="string" calcext:value-type="string">
            <text:p>prada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COUNTIF([.$A$2:.A17];[.A17])" office:value-type="float" office:value="1" calcext:value-type="float">
            <text:p>1</text:p>
          </table:table-cell>
          <table:table-cell table:formula="of:=IF([.D17]&lt;19;ROUND(RAND()*40+20);IF(AND(18&lt;[.D17];[.D17]&lt;26);ROUND(RAND()*25+5);IF(AND(25&lt;[.D17];[.D17]&lt;46);ROUND(RAND()*15+3);ROUND(RAND()*50+10))))" office:value-type="float" office:value="14" calcext:value-type="float">
            <text:p>14</text:p>
          </table:table-cell>
          <table:table-cell table:formula="of:=IF([.D17]&lt;19;ROUND(RAND()*40+10);IF(AND(18&lt;[.D17];[.D17]&lt;26);ROUND(RAND()*120+50);IF(AND(25&lt;[.D17];[.D17]&lt;46);ROUND(RAND()*500+150);ROUND(RAND()*500+200))))" office:value-type="currency" office:currency="EUR" office:value="122" calcext:value-type="currency">
            <text:p>€ 122,00</text:p>
          </table:table-cell>
          <table:table-cell table:style-name="ce28" office:value-type="string" calcext:value-type="string">
            <text:p>LUDO</text:p>
          </table:table-cell>
          <table:table-cell table:formula="of:=IF([.N17]&lt;0.3;&quot;nike&quot;;IF([.N17]&lt;0.7;&quot;adidas&quot;;&quot;fila&quot;))" office:value-type="string" office:string-value="nike" calcext:value-type="string">
            <text:p>nike</text:p>
          </table:table-cell>
          <table:table-cell table:formula="of:=RAND()" office:value-type="float" office:value="0.0740056648778827" calcext:value-type="float">
            <text:p>0,0740056649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table:formula="of:=TIME(RAND()*9+10;RAND()*60;)" office:value-type="time" office:time-value="PT18H01M36.66524474S" calcext:value-type="time">
            <text:p>18.01.37</text:p>
          </table:table-cell>
          <table:table-cell office:value-type="date" office:date-value="2019-05-28" calcext:value-type="date">
            <text:p>28/05/19</text:p>
          </table:table-cell>
          <table:table-cell table:formula="of:=ROUND(RAND()*6+19)" office:value-type="float" office:value="20" calcext:value-type="float">
            <text:p>20</text:p>
          </table:table-cell>
          <table:table-cell table:formula="of:=IF(RAND()&gt;0.5;&quot;F&quot;;&quot;M&quot;)" office:value-type="string" office:string-value="F" calcext:value-type="string">
            <text:p>F</text:p>
          </table:table-cell>
          <table:table-cell office:value-type="string" calcext:value-type="string">
            <text:p>champions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COUNTIF([.$A$2:.A18];[.A18])" office:value-type="float" office:value="1" calcext:value-type="float">
            <text:p>1</text:p>
          </table:table-cell>
          <table:table-cell table:formula="of:=IF([.D18]&lt;19;ROUND(RAND()*40+20);IF(AND(18&lt;[.D18];[.D18]&lt;26);ROUND(RAND()*25+5);IF(AND(25&lt;[.D18];[.D18]&lt;46);ROUND(RAND()*15+3);ROUND(RAND()*50+10))))" office:value-type="float" office:value="17" calcext:value-type="float">
            <text:p>17</text:p>
          </table:table-cell>
          <table:table-cell table:formula="of:=IF([.D18]&lt;19;ROUND(RAND()*40+10);IF(AND(18&lt;[.D18];[.D18]&lt;26);ROUND(RAND()*120+50);IF(AND(25&lt;[.D18];[.D18]&lt;46);ROUND(RAND()*500+150);ROUND(RAND()*500+200))))" office:value-type="currency" office:currency="EUR" office:value="67" calcext:value-type="currency">
            <text:p>€ 67,00</text:p>
          </table:table-cell>
          <table:table-cell table:style-name="ce26" office:value-type="string" calcext:value-type="string">
            <text:p>FEDE</text:p>
          </table:table-cell>
          <table:table-cell table:formula="of:=IF([.N18]&lt;0.3;&quot;nike&quot;;IF([.N18]&lt;0.7;&quot;adidas&quot;;&quot;fila&quot;))" office:value-type="string" office:string-value="fila" calcext:value-type="string">
            <text:p>fila</text:p>
          </table:table-cell>
          <table:table-cell table:formula="of:=RAND()" office:value-type="float" office:value="0.761374720251742" calcext:value-type="float">
            <text:p>0,7613747203</text:p>
          </table:table-cell>
        </table:table-row>
        <table:table-row table:style-name="ro2">
          <table:table-cell office:value-type="string" calcext:value-type="string">
            <text:p>H</text:p>
          </table:table-cell>
          <table:table-cell table:formula="of:=TIME(RAND()*9+10;RAND()*60;)" office:value-type="time" office:time-value="PT12H42M24.837955291S" calcext:value-type="time">
            <text:p>12.42.25</text:p>
          </table:table-cell>
          <table:table-cell office:value-type="date" office:date-value="2019-05-28" calcext:value-type="date">
            <text:p>28/05/19</text:p>
          </table:table-cell>
          <table:table-cell table:formula="of:=ROUND(RAND()*6+19)" office:value-type="float" office:value="21" calcext:value-type="float">
            <text:p>21</text:p>
          </table:table-cell>
          <table:table-cell table:formula="of:=IF(RAND()&gt;0.5;&quot;F&quot;;&quot;M&quot;)" office:value-type="string" office:string-value="M" calcext:value-type="string">
            <text:p>M</text:p>
          </table:table-cell>
          <table:table-cell office:value-type="string" calcext:value-type="string">
            <text:p>nike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COUNTIF([.$A$2:.A19];[.A19])" office:value-type="float" office:value="1" calcext:value-type="float">
            <text:p>1</text:p>
          </table:table-cell>
          <table:table-cell table:formula="of:=IF([.D19]&lt;19;ROUND(RAND()*40+20);IF(AND(18&lt;[.D19];[.D19]&lt;26);ROUND(RAND()*25+5);IF(AND(25&lt;[.D19];[.D19]&lt;46);ROUND(RAND()*15+3);ROUND(RAND()*50+10))))" office:value-type="float" office:value="8" calcext:value-type="float">
            <text:p>8</text:p>
          </table:table-cell>
          <table:table-cell table:formula="of:=IF([.D19]&lt;19;ROUND(RAND()*40+10);IF(AND(18&lt;[.D19];[.D19]&lt;26);ROUND(RAND()*120+50);IF(AND(25&lt;[.D19];[.D19]&lt;46);ROUND(RAND()*500+150);ROUND(RAND()*500+200))))" office:value-type="currency" office:currency="EUR" office:value="124" calcext:value-type="currency">
            <text:p>€ 124,00</text:p>
          </table:table-cell>
          <table:table-cell table:style-name="ce27" office:value-type="string" calcext:value-type="string">
            <text:p>ALEX</text:p>
          </table:table-cell>
          <table:table-cell table:formula="of:=IF([.N19]&lt;0.3;&quot;nike&quot;;IF([.N19]&lt;0.7;&quot;adidas&quot;;&quot;fila&quot;))" office:value-type="string" office:string-value="adidas" calcext:value-type="string">
            <text:p>adidas</text:p>
          </table:table-cell>
          <table:table-cell table:formula="of:=RAND()" office:value-type="float" office:value="0.507205315794766" calcext:value-type="float">
            <text:p>0,5072053158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table:formula="of:=TIME(RAND()*9+10;RAND()*60;)" office:value-type="time" office:time-value="PT12H49M49.345863263S" calcext:value-type="time">
            <text:p>12.49.49</text:p>
          </table:table-cell>
          <table:table-cell office:value-type="date" office:date-value="2019-05-28" calcext:value-type="date">
            <text:p>28/05/19</text:p>
          </table:table-cell>
          <table:table-cell table:formula="of:=ROUND(RAND()*6+19)" office:value-type="float" office:value="25" calcext:value-type="float">
            <text:p>25</text:p>
          </table:table-cell>
          <table:table-cell table:formula="of:=IF(RAND()&gt;0.5;&quot;F&quot;;&quot;M&quot;)" office:value-type="string" office:string-value="M" calcext:value-type="string">
            <text:p>M</text:p>
          </table:table-cell>
          <table:table-cell office:value-type="string" calcext:value-type="string">
            <text:p>UNKNOW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IF(RAND()&gt;0.5;&quot;YES&quot;;&quot;NO&quot;)" office:value-type="string" office:string-value="NO" calcext:value-type="string">
            <text:p>NO</text:p>
          </table:table-cell>
          <table:table-cell table:formula="of:=COUNTIF([.$A$2:.A20];[.A20])" office:value-type="float" office:value="2" calcext:value-type="float">
            <text:p>2</text:p>
          </table:table-cell>
          <table:table-cell table:formula="of:=IF([.D20]&lt;19;ROUND(RAND()*40+20);IF(AND(18&lt;[.D20];[.D20]&lt;26);ROUND(RAND()*25+5);IF(AND(25&lt;[.D20];[.D20]&lt;46);ROUND(RAND()*15+3);ROUND(RAND()*50+10))))" office:value-type="float" office:value="14" calcext:value-type="float">
            <text:p>14</text:p>
          </table:table-cell>
          <table:table-cell table:formula="of:=IF([.D20]&lt;19;ROUND(RAND()*40+10);IF(AND(18&lt;[.D20];[.D20]&lt;26);ROUND(RAND()*120+50);IF(AND(25&lt;[.D20];[.D20]&lt;46);ROUND(RAND()*500+150);ROUND(RAND()*500+200))))" office:value-type="currency" office:currency="EUR" office:value="51" calcext:value-type="currency">
            <text:p>€ 51,00</text:p>
          </table:table-cell>
          <table:table-cell table:style-name="ce28" office:value-type="string" calcext:value-type="string">
            <text:p>LUDO</text:p>
          </table:table-cell>
          <table:table-cell table:formula="of:=IF([.N20]&lt;0.3;&quot;nike&quot;;IF([.N20]&lt;0.7;&quot;adidas&quot;;&quot;fila&quot;))" office:value-type="string" office:string-value="adidas" calcext:value-type="string">
            <text:p>adidas</text:p>
          </table:table-cell>
          <table:table-cell table:formula="of:=RAND()" office:value-type="float" office:value="0.519622937092951" calcext:value-type="float">
            <text:p>0,5196229371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table:formula="of:=TIME(RAND()*9+10;RAND()*60;)" office:value-type="time" office:time-value="PT13H23M24.216638332S" calcext:value-type="time">
            <text:p>13.23.24</text:p>
          </table:table-cell>
          <table:table-cell office:value-type="date" office:date-value="2019-05-28" calcext:value-type="date">
            <text:p>28/05/19</text:p>
          </table:table-cell>
          <table:table-cell table:formula="of:=ROUND(RAND()*6+19)" office:value-type="float" office:value="24" calcext:value-type="float">
            <text:p>24</text:p>
          </table:table-cell>
          <table:table-cell table:formula="of:=IF(RAND()&gt;0.5;&quot;F&quot;;&quot;M&quot;)" office:value-type="string" office:string-value="F" calcext:value-type="string">
            <text:p>F</text:p>
          </table:table-cell>
          <table:table-cell office:value-type="string" calcext:value-type="string">
            <text:p>nike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IF(RAND()&gt;0.5;&quot;YES&quot;;&quot;NO&quot;)" office:value-type="string" office:string-value="NO" calcext:value-type="string">
            <text:p>NO</text:p>
          </table:table-cell>
          <table:table-cell table:formula="of:=COUNTIF([.$A$2:.A21];[.A21])" office:value-type="float" office:value="3" calcext:value-type="float">
            <text:p>3</text:p>
          </table:table-cell>
          <table:table-cell table:formula="of:=IF([.D21]&lt;19;ROUND(RAND()*40+20);IF(AND(18&lt;[.D21];[.D21]&lt;26);ROUND(RAND()*25+5);IF(AND(25&lt;[.D21];[.D21]&lt;46);ROUND(RAND()*15+3);ROUND(RAND()*50+10))))" office:value-type="float" office:value="10" calcext:value-type="float">
            <text:p>10</text:p>
          </table:table-cell>
          <table:table-cell table:formula="of:=IF([.D21]&lt;19;ROUND(RAND()*40+10);IF(AND(18&lt;[.D21];[.D21]&lt;26);ROUND(RAND()*120+50);IF(AND(25&lt;[.D21];[.D21]&lt;46);ROUND(RAND()*500+150);ROUND(RAND()*500+200))))" office:value-type="currency" office:currency="EUR" office:value="147" calcext:value-type="currency">
            <text:p>€ 147,00</text:p>
          </table:table-cell>
          <table:table-cell table:style-name="ce27" office:value-type="string" calcext:value-type="string">
            <text:p>ALEX</text:p>
          </table:table-cell>
          <table:table-cell table:formula="of:=IF([.N21]&lt;0.3;&quot;nike&quot;;IF([.N21]&lt;0.7;&quot;adidas&quot;;&quot;fila&quot;))" office:value-type="string" office:string-value="fila" calcext:value-type="string">
            <text:p>fila</text:p>
          </table:table-cell>
          <table:table-cell table:formula="of:=RAND()" office:value-type="float" office:value="0.948638112417148" calcext:value-type="float">
            <text:p>0,9486381124</text:p>
          </table:table-cell>
        </table:table-row>
        <table:table-row table:style-name="ro2">
          <table:table-cell table:style-name="ce4" office:value-type="string" calcext:value-type="string">
            <text:p>I</text:p>
          </table:table-cell>
          <table:table-cell table:style-name="ce8" table:formula="of:=TIME(RAND()*9+10;RAND()*60;)" office:value-type="time" office:time-value="PT10H35M56.260704461S" calcext:value-type="time">
            <text:p>10.35.56</text:p>
          </table:table-cell>
          <table:table-cell table:style-name="ce13" office:value-type="date" office:date-value="2019-05-28" calcext:value-type="date">
            <text:p>28/05/19</text:p>
          </table:table-cell>
          <table:table-cell table:style-name="ce18" table:formula="of:=ROUND(RAND()*20+26)" office:value-type="float" office:value="27" calcext:value-type="float">
            <text:p>27</text:p>
          </table:table-cell>
          <table:table-cell table:style-name="ce18" table:formula="of:=IF(RAND()&gt;0.5;&quot;F&quot;;&quot;M&quot;)" office:value-type="string" office:string-value="M" calcext:value-type="string">
            <text:p>M</text:p>
          </table:table-cell>
          <table:table-cell table:style-name="ce18" office:value-type="string" calcext:value-type="string">
            <text:p>adidas</text:p>
          </table:table-cell>
          <table:table-cell table:style-name="ce18" table:formula="of:=IF(RAND()&gt;0.5;&quot;YES&quot;;&quot;NO&quot;)" office:value-type="string" office:string-value="NO" calcext:value-type="string">
            <text:p>NO</text:p>
          </table:table-cell>
          <table:table-cell table:style-name="ce18" table:formula="of:=IF(RAND()&gt;0.5;&quot;YES&quot;;&quot;NO&quot;)" office:value-type="string" office:string-value="YES" calcext:value-type="string">
            <text:p>YES</text:p>
          </table:table-cell>
          <table:table-cell table:style-name="ce4" table:formula="of:=COUNTIF([.$A$2:.A22];[.A22])" office:value-type="float" office:value="2" calcext:value-type="float">
            <text:p>2</text:p>
          </table:table-cell>
          <table:table-cell table:formula="of:=IF([.D22]&lt;19;ROUND(RAND()*40+20);IF(AND(18&lt;[.D22];[.D22]&lt;26);ROUND(RAND()*25+5);IF(AND(25&lt;[.D22];[.D22]&lt;46);ROUND(RAND()*15+3);ROUND(RAND()*50+10))))" office:value-type="float" office:value="16" calcext:value-type="float">
            <text:p>16</text:p>
          </table:table-cell>
          <table:table-cell table:formula="of:=IF([.D22]&lt;19;ROUND(RAND()*40+10);IF(AND(18&lt;[.D22];[.D22]&lt;26);ROUND(RAND()*120+50);IF(AND(25&lt;[.D22];[.D22]&lt;46);ROUND(RAND()*500+150);ROUND(RAND()*500+200))))" office:value-type="currency" office:currency="EUR" office:value="337" calcext:value-type="currency">
            <text:p>€ 337,00</text:p>
          </table:table-cell>
          <table:table-cell table:style-name="ce27" office:value-type="string" calcext:value-type="string">
            <text:p>ALEX</text:p>
          </table:table-cell>
          <table:table-cell table:formula="of:=IF([.N22]&lt;0.3;&quot;nike&quot;;IF([.N22]&lt;0.7;&quot;adidas&quot;;&quot;fila&quot;))" office:value-type="string" office:string-value="nike" calcext:value-type="string">
            <text:p>nike</text:p>
          </table:table-cell>
          <table:table-cell table:formula="of:=RAND()" office:value-type="float" office:value="0.232847110564034" calcext:value-type="float">
            <text:p>0,2328471106</text:p>
          </table:table-cell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8" table:formula="of:=TIME(RAND()*9+10;RAND()*60;)" office:value-type="time" office:time-value="PT18H03M54.185839248S" calcext:value-type="time">
            <text:p>18.03.54</text:p>
          </table:table-cell>
          <table:table-cell table:style-name="ce13" office:value-type="date" office:date-value="2019-05-28" calcext:value-type="date">
            <text:p>28/05/19</text:p>
          </table:table-cell>
          <table:table-cell table:style-name="ce18" table:formula="of:=ROUND(RAND()*20+26)" office:value-type="float" office:value="40" calcext:value-type="float">
            <text:p>40</text:p>
          </table:table-cell>
          <table:table-cell table:style-name="ce18" table:formula="of:=IF(RAND()&gt;0.5;&quot;F&quot;;&quot;M&quot;)" office:value-type="string" office:string-value="F" calcext:value-type="string">
            <text:p>F</text:p>
          </table:table-cell>
          <table:table-cell table:style-name="ce18" office:value-type="string" calcext:value-type="string">
            <text:p>UNKNOW</text:p>
          </table:table-cell>
          <table:table-cell table:style-name="ce18" table:formula="of:=IF(RAND()&gt;0.5;&quot;YES&quot;;&quot;NO&quot;)" office:value-type="string" office:string-value="YES" calcext:value-type="string">
            <text:p>YES</text:p>
          </table:table-cell>
          <table:table-cell table:style-name="ce18" table:formula="of:=IF(RAND()&gt;0.5;&quot;YES&quot;;&quot;NO&quot;)" office:value-type="string" office:string-value="YES" calcext:value-type="string">
            <text:p>YES</text:p>
          </table:table-cell>
          <table:table-cell table:style-name="ce4" table:formula="of:=COUNTIF([.$A$2:.A23];[.A23])" office:value-type="float" office:value="2" calcext:value-type="float">
            <text:p>2</text:p>
          </table:table-cell>
          <table:table-cell table:formula="of:=IF([.D23]&lt;19;ROUND(RAND()*40+20);IF(AND(18&lt;[.D23];[.D23]&lt;26);ROUND(RAND()*25+5);IF(AND(25&lt;[.D23];[.D23]&lt;46);ROUND(RAND()*15+3);ROUND(RAND()*50+10))))" office:value-type="float" office:value="9" calcext:value-type="float">
            <text:p>9</text:p>
          </table:table-cell>
          <table:table-cell table:formula="of:=IF([.D23]&lt;19;ROUND(RAND()*40+10);IF(AND(18&lt;[.D23];[.D23]&lt;26);ROUND(RAND()*120+50);IF(AND(25&lt;[.D23];[.D23]&lt;46);ROUND(RAND()*500+150);ROUND(RAND()*500+200))))" office:value-type="currency" office:currency="EUR" office:value="233" calcext:value-type="currency">
            <text:p>€ 233,00</text:p>
          </table:table-cell>
          <table:table-cell office:value-type="string" calcext:value-type="string">
            <text:p>EMI</text:p>
          </table:table-cell>
          <table:table-cell table:formula="of:=IF([.N23]&lt;0.3;&quot;nike&quot;;IF([.N23]&lt;0.7;&quot;adidas&quot;;&quot;fila&quot;))" office:value-type="string" office:string-value="adidas" calcext:value-type="string">
            <text:p>adidas</text:p>
          </table:table-cell>
          <table:table-cell table:formula="of:=RAND()" office:value-type="float" office:value="0.545745163043279" calcext:value-type="float">
            <text:p>0,545745163</text:p>
          </table:table-cell>
        </table:table-row>
        <table:table-row table:style-name="ro2">
          <table:table-cell table:style-name="ce4" office:value-type="string" calcext:value-type="string">
            <text:p>H</text:p>
          </table:table-cell>
          <table:table-cell table:style-name="ce8" table:formula="of:=TIME(RAND()*9+10;RAND()*60;)" office:value-type="time" office:time-value="PT14H59M14.616768425S" calcext:value-type="time">
            <text:p>14.59.15</text:p>
          </table:table-cell>
          <table:table-cell table:style-name="ce13" office:value-type="date" office:date-value="2019-05-28" calcext:value-type="date">
            <text:p>28/05/19</text:p>
          </table:table-cell>
          <table:table-cell table:style-name="ce18" table:formula="of:=ROUND(RAND()*20+26)" office:value-type="float" office:value="31" calcext:value-type="float">
            <text:p>31</text:p>
          </table:table-cell>
          <table:table-cell table:style-name="ce18" table:formula="of:=IF(RAND()&gt;0.5;&quot;F&quot;;&quot;M&quot;)" office:value-type="string" office:string-value="M" calcext:value-type="string">
            <text:p>M</text:p>
          </table:table-cell>
          <table:table-cell table:style-name="ce18" office:value-type="string" calcext:value-type="string">
            <text:p>nike</text:p>
          </table:table-cell>
          <table:table-cell table:style-name="ce18" table:formula="of:=IF(RAND()&gt;0.5;&quot;YES&quot;;&quot;NO&quot;)" office:value-type="string" office:string-value="NO" calcext:value-type="string">
            <text:p>NO</text:p>
          </table:table-cell>
          <table:table-cell table:style-name="ce18" table:formula="of:=IF(RAND()&gt;0.5;&quot;YES&quot;;&quot;NO&quot;)" office:value-type="string" office:string-value="YES" calcext:value-type="string">
            <text:p>YES</text:p>
          </table:table-cell>
          <table:table-cell table:style-name="ce4" table:formula="of:=COUNTIF([.$A$2:.A24];[.A24])" office:value-type="float" office:value="2" calcext:value-type="float">
            <text:p>2</text:p>
          </table:table-cell>
          <table:table-cell table:formula="of:=IF([.D24]&lt;19;ROUND(RAND()*40+20);IF(AND(18&lt;[.D24];[.D24]&lt;26);ROUND(RAND()*25+5);IF(AND(25&lt;[.D24];[.D24]&lt;46);ROUND(RAND()*15+3);ROUND(RAND()*50+10))))" office:value-type="float" office:value="15" calcext:value-type="float">
            <text:p>15</text:p>
          </table:table-cell>
          <table:table-cell table:formula="of:=IF([.D24]&lt;19;ROUND(RAND()*40+10);IF(AND(18&lt;[.D24];[.D24]&lt;26);ROUND(RAND()*120+50);IF(AND(25&lt;[.D24];[.D24]&lt;46);ROUND(RAND()*500+150);ROUND(RAND()*500+200))))" office:value-type="currency" office:currency="EUR" office:value="453" calcext:value-type="currency">
            <text:p>€ 453,00</text:p>
          </table:table-cell>
          <table:table-cell table:style-name="ce27" office:value-type="string" calcext:value-type="string">
            <text:p>ALEX</text:p>
          </table:table-cell>
          <table:table-cell table:formula="of:=IF([.N24]&lt;0.3;&quot;nike&quot;;IF([.N24]&lt;0.7;&quot;adidas&quot;;&quot;fila&quot;))" office:value-type="string" office:string-value="fila" calcext:value-type="string">
            <text:p>fila</text:p>
          </table:table-cell>
          <table:table-cell table:formula="of:=RAND()" office:value-type="float" office:value="0.813113313152794" calcext:value-type="float">
            <text:p>0,8131133132</text:p>
          </table:table-cell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8" table:formula="of:=TIME(RAND()*9+10;RAND()*60;)" office:value-type="time" office:time-value="PT16H57M58.416702304S" calcext:value-type="time">
            <text:p>16.57.58</text:p>
          </table:table-cell>
          <table:table-cell table:style-name="ce13" office:value-type="date" office:date-value="2019-05-28" calcext:value-type="date">
            <text:p>28/05/19</text:p>
          </table:table-cell>
          <table:table-cell table:style-name="ce18" table:formula="of:=ROUND(RAND()*20+26)" office:value-type="float" office:value="29" calcext:value-type="float">
            <text:p>29</text:p>
          </table:table-cell>
          <table:table-cell table:style-name="ce18" table:formula="of:=IF(RAND()&gt;0.5;&quot;F&quot;;&quot;M&quot;)" office:value-type="string" office:string-value="M" calcext:value-type="string">
            <text:p>M</text:p>
          </table:table-cell>
          <table:table-cell table:style-name="ce18" office:value-type="string" calcext:value-type="string">
            <text:p>UNKNOW</text:p>
          </table:table-cell>
          <table:table-cell table:style-name="ce18" table:formula="of:=IF(RAND()&gt;0.5;&quot;YES&quot;;&quot;NO&quot;)" office:value-type="string" office:string-value="NO" calcext:value-type="string">
            <text:p>NO</text:p>
          </table:table-cell>
          <table:table-cell table:style-name="ce18" table:formula="of:=IF(RAND()&gt;0.5;&quot;YES&quot;;&quot;NO&quot;)" office:value-type="string" office:string-value="NO" calcext:value-type="string">
            <text:p>NO</text:p>
          </table:table-cell>
          <table:table-cell table:style-name="ce4" table:formula="of:=COUNTIF([.$A$2:.A25];[.A25])" office:value-type="float" office:value="3" calcext:value-type="float">
            <text:p>3</text:p>
          </table:table-cell>
          <table:table-cell table:formula="of:=IF([.D25]&lt;19;ROUND(RAND()*40+20);IF(AND(18&lt;[.D25];[.D25]&lt;26);ROUND(RAND()*25+5);IF(AND(25&lt;[.D25];[.D25]&lt;46);ROUND(RAND()*15+3);ROUND(RAND()*50+10))))" office:value-type="float" office:value="7" calcext:value-type="float">
            <text:p>7</text:p>
          </table:table-cell>
          <table:table-cell table:formula="of:=IF([.D25]&lt;19;ROUND(RAND()*40+10);IF(AND(18&lt;[.D25];[.D25]&lt;26);ROUND(RAND()*120+50);IF(AND(25&lt;[.D25];[.D25]&lt;46);ROUND(RAND()*500+150);ROUND(RAND()*500+200))))" office:value-type="currency" office:currency="EUR" office:value="301" calcext:value-type="currency">
            <text:p>€ 301,00</text:p>
          </table:table-cell>
          <table:table-cell table:style-name="ce28" office:value-type="string" calcext:value-type="string">
            <text:p>LUDO</text:p>
          </table:table-cell>
          <table:table-cell table:formula="of:=IF([.N25]&lt;0.3;&quot;nike&quot;;IF([.N25]&lt;0.7;&quot;adidas&quot;;&quot;fila&quot;))" office:value-type="string" office:string-value="nike" calcext:value-type="string">
            <text:p>nike</text:p>
          </table:table-cell>
          <table:table-cell table:formula="of:=RAND()" office:value-type="float" office:value="0.174298649185345" calcext:value-type="float">
            <text:p>0,1742986492</text:p>
          </table:table-cell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8" table:formula="of:=TIME(RAND()*9+10;RAND()*60;)" office:value-type="time" office:time-value="PT16H46M46.205363126S" calcext:value-type="time">
            <text:p>16.46.46</text:p>
          </table:table-cell>
          <table:table-cell table:style-name="ce13" office:value-type="date" office:date-value="2019-05-28" calcext:value-type="date">
            <text:p>28/05/19</text:p>
          </table:table-cell>
          <table:table-cell table:style-name="ce18" table:formula="of:=ROUND(RAND()*20+26)" office:value-type="float" office:value="31" calcext:value-type="float">
            <text:p>31</text:p>
          </table:table-cell>
          <table:table-cell table:style-name="ce18" table:formula="of:=IF(RAND()&gt;0.5;&quot;F&quot;;&quot;M&quot;)" office:value-type="string" office:string-value="F" calcext:value-type="string">
            <text:p>F</text:p>
          </table:table-cell>
          <table:table-cell table:style-name="ce18" office:value-type="string" calcext:value-type="string">
            <text:p>nike</text:p>
          </table:table-cell>
          <table:table-cell table:style-name="ce18" table:formula="of:=IF(RAND()&gt;0.5;&quot;YES&quot;;&quot;NO&quot;)" office:value-type="string" office:string-value="YES" calcext:value-type="string">
            <text:p>YES</text:p>
          </table:table-cell>
          <table:table-cell table:style-name="ce18" table:formula="of:=IF(RAND()&gt;0.5;&quot;YES&quot;;&quot;NO&quot;)" office:value-type="string" office:string-value="YES" calcext:value-type="string">
            <text:p>YES</text:p>
          </table:table-cell>
          <table:table-cell table:style-name="ce22" table:formula="of:=COUNTIF([.$A$2:.A26];[.A26])" office:value-type="float" office:value="4" calcext:value-type="float">
            <text:p>4</text:p>
          </table:table-cell>
          <table:table-cell table:formula="of:=IF([.D26]&lt;19;ROUND(RAND()*40+20);IF(AND(18&lt;[.D26];[.D26]&lt;26);ROUND(RAND()*25+5);IF(AND(25&lt;[.D26];[.D26]&lt;46);ROUND(RAND()*15+3);ROUND(RAND()*50+10))))" office:value-type="float" office:value="6" calcext:value-type="float">
            <text:p>6</text:p>
          </table:table-cell>
          <table:table-cell table:formula="of:=IF([.D26]&lt;19;ROUND(RAND()*40+10);IF(AND(18&lt;[.D26];[.D26]&lt;26);ROUND(RAND()*120+50);IF(AND(25&lt;[.D26];[.D26]&lt;46);ROUND(RAND()*500+150);ROUND(RAND()*500+200))))" office:value-type="currency" office:currency="EUR" office:value="339" calcext:value-type="currency">
            <text:p>€ 339,00</text:p>
          </table:table-cell>
          <table:table-cell office:value-type="string" calcext:value-type="string">
            <text:p>EMI</text:p>
          </table:table-cell>
          <table:table-cell table:formula="of:=IF([.N26]&lt;0.3;&quot;nike&quot;;IF([.N26]&lt;0.7;&quot;adidas&quot;;&quot;fila&quot;))" office:value-type="string" office:string-value="adidas" calcext:value-type="string">
            <text:p>adidas</text:p>
          </table:table-cell>
          <table:table-cell table:formula="of:=RAND()" office:value-type="float" office:value="0.40822440695661" calcext:value-type="float">
            <text:p>0,408224407</text:p>
          </table:table-cell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8" table:formula="of:=TIME(RAND()*9+10;RAND()*60;)" office:value-type="time" office:time-value="PT14H47M23.660290609S" calcext:value-type="time">
            <text:p>14.47.24</text:p>
          </table:table-cell>
          <table:table-cell table:style-name="ce13" office:value-type="date" office:date-value="2019-05-28" calcext:value-type="date">
            <text:p>28/05/19</text:p>
          </table:table-cell>
          <table:table-cell table:style-name="ce18" table:formula="of:=ROUND(RAND()*20+26)" office:value-type="float" office:value="34" calcext:value-type="float">
            <text:p>34</text:p>
          </table:table-cell>
          <table:table-cell table:style-name="ce18" table:formula="of:=IF(RAND()&gt;0.5;&quot;F&quot;;&quot;M&quot;)" office:value-type="string" office:string-value="M" calcext:value-type="string">
            <text:p>M</text:p>
          </table:table-cell>
          <table:table-cell table:style-name="ce18" office:value-type="string" calcext:value-type="string">
            <text:p>UNKOWN</text:p>
          </table:table-cell>
          <table:table-cell table:style-name="ce18" table:formula="of:=IF(RAND()&gt;0.5;&quot;YES&quot;;&quot;NO&quot;)" office:value-type="string" office:string-value="YES" calcext:value-type="string">
            <text:p>YES</text:p>
          </table:table-cell>
          <table:table-cell table:style-name="ce18" table:formula="of:=IF(RAND()&gt;0.5;&quot;YES&quot;;&quot;NO&quot;)" office:value-type="string" office:string-value="NO" calcext:value-type="string">
            <text:p>NO</text:p>
          </table:table-cell>
          <table:table-cell table:style-name="ce4" table:formula="of:=COUNTIF([.$A$2:.A27];[.A27])" office:value-type="float" office:value="3" calcext:value-type="float">
            <text:p>3</text:p>
          </table:table-cell>
          <table:table-cell table:formula="of:=IF([.D27]&lt;19;ROUND(RAND()*40+20);IF(AND(18&lt;[.D27];[.D27]&lt;26);ROUND(RAND()*25+5);IF(AND(25&lt;[.D27];[.D27]&lt;46);ROUND(RAND()*15+3);ROUND(RAND()*50+10))))" office:value-type="float" office:value="15" calcext:value-type="float">
            <text:p>15</text:p>
          </table:table-cell>
          <table:table-cell table:formula="of:=IF([.D27]&lt;19;ROUND(RAND()*40+10);IF(AND(18&lt;[.D27];[.D27]&lt;26);ROUND(RAND()*120+50);IF(AND(25&lt;[.D27];[.D27]&lt;46);ROUND(RAND()*500+150);ROUND(RAND()*500+200))))" office:value-type="currency" office:currency="EUR" office:value="522" calcext:value-type="currency">
            <text:p>€ 522,00</text:p>
          </table:table-cell>
          <table:table-cell table:style-name="ce28" office:value-type="string" calcext:value-type="string">
            <text:p>LUDO</text:p>
          </table:table-cell>
          <table:table-cell table:formula="of:=IF([.N27]&lt;0.3;&quot;nike&quot;;IF([.N27]&lt;0.7;&quot;adidas&quot;;&quot;fila&quot;))" office:value-type="string" office:string-value="nike" calcext:value-type="string">
            <text:p>nike</text:p>
          </table:table-cell>
          <table:table-cell table:formula="of:=RAND()" office:value-type="float" office:value="0.14019522143506" calcext:value-type="float">
            <text:p>0,1401952214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8" table:formula="of:=TIME(RAND()*9+10;RAND()*60;)" office:value-type="time" office:time-value="PT14H15M54.00209117S" calcext:value-type="time">
            <text:p>14.15.54</text:p>
          </table:table-cell>
          <table:table-cell table:style-name="ce13" office:value-type="date" office:date-value="2019-05-28" calcext:value-type="date">
            <text:p>28/05/19</text:p>
          </table:table-cell>
          <table:table-cell table:style-name="ce18" table:formula="of:=ROUND(RAND()*20+26)" office:value-type="float" office:value="44" calcext:value-type="float">
            <text:p>44</text:p>
          </table:table-cell>
          <table:table-cell table:style-name="ce18" table:formula="of:=IF(RAND()&gt;0.5;&quot;F&quot;;&quot;M&quot;)" office:value-type="string" office:string-value="M" calcext:value-type="string">
            <text:p>M</text:p>
          </table:table-cell>
          <table:table-cell table:style-name="ce18" office:value-type="string" calcext:value-type="string">
            <text:p>UNKOWN</text:p>
          </table:table-cell>
          <table:table-cell table:style-name="ce18" table:formula="of:=IF(RAND()&gt;0.5;&quot;YES&quot;;&quot;NO&quot;)" office:value-type="string" office:string-value="NO" calcext:value-type="string">
            <text:p>NO</text:p>
          </table:table-cell>
          <table:table-cell table:style-name="ce18" table:formula="of:=IF(RAND()&gt;0.5;&quot;YES&quot;;&quot;NO&quot;)" office:value-type="string" office:string-value="YES" calcext:value-type="string">
            <text:p>YES</text:p>
          </table:table-cell>
          <table:table-cell table:style-name="ce4" table:formula="of:=COUNTIF([.$A$2:.A28];[.A28])" office:value-type="float" office:value="6" calcext:value-type="float">
            <text:p>6</text:p>
          </table:table-cell>
          <table:table-cell table:formula="of:=IF([.D28]&lt;19;ROUND(RAND()*40+20);IF(AND(18&lt;[.D28];[.D28]&lt;26);ROUND(RAND()*25+5);IF(AND(25&lt;[.D28];[.D28]&lt;46);ROUND(RAND()*15+3);ROUND(RAND()*50+10))))" office:value-type="float" office:value="16" calcext:value-type="float">
            <text:p>16</text:p>
          </table:table-cell>
          <table:table-cell table:formula="of:=IF([.D28]&lt;19;ROUND(RAND()*40+10);IF(AND(18&lt;[.D28];[.D28]&lt;26);ROUND(RAND()*120+50);IF(AND(25&lt;[.D28];[.D28]&lt;46);ROUND(RAND()*500+150);ROUND(RAND()*500+200))))" office:value-type="currency" office:currency="EUR" office:value="246" calcext:value-type="currency">
            <text:p>€ 246,00</text:p>
          </table:table-cell>
          <table:table-cell office:value-type="string" calcext:value-type="string">
            <text:p>EMI</text:p>
          </table:table-cell>
          <table:table-cell table:formula="of:=IF([.N28]&lt;0.3;&quot;nike&quot;;IF([.N28]&lt;0.7;&quot;adidas&quot;;&quot;fila&quot;))" office:value-type="string" office:string-value="adidas" calcext:value-type="string">
            <text:p>adidas</text:p>
          </table:table-cell>
          <table:table-cell table:formula="of:=RAND()" office:value-type="float" office:value="0.534991535902121" calcext:value-type="float">
            <text:p>0,5349915359</text:p>
          </table:table-cell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8" table:formula="of:=TIME(RAND()*9+10;RAND()*60;)" office:value-type="time" office:time-value="PT19H52M01.328725561S" calcext:value-type="time">
            <text:p>19.52.01</text:p>
          </table:table-cell>
          <table:table-cell table:style-name="ce13" office:value-type="date" office:date-value="2019-05-28" calcext:value-type="date">
            <text:p>28/05/19</text:p>
          </table:table-cell>
          <table:table-cell table:style-name="ce18" table:formula="of:=ROUND(RAND()*20+26)" office:value-type="float" office:value="30" calcext:value-type="float">
            <text:p>30</text:p>
          </table:table-cell>
          <table:table-cell table:style-name="ce18" table:formula="of:=IF(RAND()&gt;0.5;&quot;F&quot;;&quot;M&quot;)" office:value-type="string" office:string-value="F" calcext:value-type="string">
            <text:p>F</text:p>
          </table:table-cell>
          <table:table-cell table:style-name="ce18" office:value-type="string" calcext:value-type="string">
            <text:p>prada</text:p>
          </table:table-cell>
          <table:table-cell table:style-name="ce18" table:formula="of:=IF(RAND()&gt;0.5;&quot;YES&quot;;&quot;NO&quot;)" office:value-type="string" office:string-value="YES" calcext:value-type="string">
            <text:p>YES</text:p>
          </table:table-cell>
          <table:table-cell table:style-name="ce18" table:formula="of:=IF(RAND()&gt;0.5;&quot;YES&quot;;&quot;NO&quot;)" office:value-type="string" office:string-value="NO" calcext:value-type="string">
            <text:p>NO</text:p>
          </table:table-cell>
          <table:table-cell table:style-name="ce4" table:formula="of:=COUNTIF([.$A$2:.A29];[.A29])" office:value-type="float" office:value="2" calcext:value-type="float">
            <text:p>2</text:p>
          </table:table-cell>
          <table:table-cell table:formula="of:=IF([.D29]&lt;19;ROUND(RAND()*40+20);IF(AND(18&lt;[.D29];[.D29]&lt;26);ROUND(RAND()*25+5);IF(AND(25&lt;[.D29];[.D29]&lt;46);ROUND(RAND()*15+3);ROUND(RAND()*50+10))))" office:value-type="float" office:value="16" calcext:value-type="float">
            <text:p>16</text:p>
          </table:table-cell>
          <table:table-cell table:formula="of:=IF([.D29]&lt;19;ROUND(RAND()*40+10);IF(AND(18&lt;[.D29];[.D29]&lt;26);ROUND(RAND()*120+50);IF(AND(25&lt;[.D29];[.D29]&lt;46);ROUND(RAND()*500+150);ROUND(RAND()*500+200))))" office:value-type="currency" office:currency="EUR" office:value="570" calcext:value-type="currency">
            <text:p>€ 570,00</text:p>
          </table:table-cell>
          <table:table-cell table:style-name="ce28" office:value-type="string" calcext:value-type="string">
            <text:p>LUDO</text:p>
          </table:table-cell>
          <table:table-cell table:formula="of:=IF([.N29]&lt;0.3;&quot;nike&quot;;IF([.N29]&lt;0.7;&quot;adidas&quot;;&quot;fila&quot;))" office:value-type="string" office:string-value="fila" calcext:value-type="string">
            <text:p>fila</text:p>
          </table:table-cell>
          <table:table-cell table:formula="of:=RAND()" office:value-type="float" office:value="0.736296566943367" calcext:value-type="float">
            <text:p>0,7362965669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8" table:formula="of:=TIME(RAND()*9+10;RAND()*60;)" office:value-type="time" office:time-value="PT10H29M21.794024868S" calcext:value-type="time">
            <text:p>10.29.22</text:p>
          </table:table-cell>
          <table:table-cell table:style-name="ce13" office:value-type="date" office:date-value="2019-05-28" calcext:value-type="date">
            <text:p>28/05/19</text:p>
          </table:table-cell>
          <table:table-cell table:style-name="ce18" table:formula="of:=ROUND(RAND()*20+26)" office:value-type="float" office:value="32" calcext:value-type="float">
            <text:p>32</text:p>
          </table:table-cell>
          <table:table-cell table:style-name="ce18" table:formula="of:=IF(RAND()&gt;0.5;&quot;F&quot;;&quot;M&quot;)" office:value-type="string" office:string-value="F" calcext:value-type="string">
            <text:p>F</text:p>
          </table:table-cell>
          <table:table-cell table:style-name="ce18" office:value-type="string" calcext:value-type="string">
            <text:p>UNKOWN</text:p>
          </table:table-cell>
          <table:table-cell table:style-name="ce18" table:formula="of:=IF(RAND()&gt;0.5;&quot;YES&quot;;&quot;NO&quot;)" office:value-type="string" office:string-value="NO" calcext:value-type="string">
            <text:p>NO</text:p>
          </table:table-cell>
          <table:table-cell table:style-name="ce18" table:formula="of:=IF(RAND()&gt;0.5;&quot;YES&quot;;&quot;NO&quot;)" office:value-type="string" office:string-value="NO" calcext:value-type="string">
            <text:p>NO</text:p>
          </table:table-cell>
          <table:table-cell table:style-name="ce4" table:formula="of:=COUNTIF([.$A$2:.A30];[.A30])" office:value-type="float" office:value="7" calcext:value-type="float">
            <text:p>7</text:p>
          </table:table-cell>
          <table:table-cell table:formula="of:=IF([.D30]&lt;19;ROUND(RAND()*40+20);IF(AND(18&lt;[.D30];[.D30]&lt;26);ROUND(RAND()*25+5);IF(AND(25&lt;[.D30];[.D30]&lt;46);ROUND(RAND()*15+3);ROUND(RAND()*50+10))))" office:value-type="float" office:value="10" calcext:value-type="float">
            <text:p>10</text:p>
          </table:table-cell>
          <table:table-cell table:formula="of:=IF([.D30]&lt;19;ROUND(RAND()*40+10);IF(AND(18&lt;[.D30];[.D30]&lt;26);ROUND(RAND()*120+50);IF(AND(25&lt;[.D30];[.D30]&lt;46);ROUND(RAND()*500+150);ROUND(RAND()*500+200))))" office:value-type="currency" office:currency="EUR" office:value="460" calcext:value-type="currency">
            <text:p>€ 460,00</text:p>
          </table:table-cell>
          <table:table-cell table:style-name="ce28" office:value-type="string" calcext:value-type="string">
            <text:p>LUDO</text:p>
          </table:table-cell>
          <table:table-cell table:formula="of:=IF([.N30]&lt;0.3;&quot;nike&quot;;IF([.N30]&lt;0.7;&quot;adidas&quot;;&quot;fila&quot;))" office:value-type="string" office:string-value="fila" calcext:value-type="string">
            <text:p>fila</text:p>
          </table:table-cell>
          <table:table-cell table:formula="of:=RAND()" office:value-type="float" office:value="0.988832560600157" calcext:value-type="float">
            <text:p>0,9888325606</text:p>
          </table:table-cell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8" table:formula="of:=TIME(RAND()*9+10;RAND()*60;)" office:value-type="time" office:time-value="PT16H11M56.934360141S" calcext:value-type="time">
            <text:p>16.11.57</text:p>
          </table:table-cell>
          <table:table-cell table:style-name="ce13" office:value-type="date" office:date-value="2019-05-28" calcext:value-type="date">
            <text:p>28/05/19</text:p>
          </table:table-cell>
          <table:table-cell table:style-name="ce18" table:formula="of:=ROUND(RAND()*20+26)" office:value-type="float" office:value="32" calcext:value-type="float">
            <text:p>32</text:p>
          </table:table-cell>
          <table:table-cell table:style-name="ce18" table:formula="of:=IF(RAND()&gt;0.5;&quot;F&quot;;&quot;M&quot;)" office:value-type="string" office:string-value="M" calcext:value-type="string">
            <text:p>M</text:p>
          </table:table-cell>
          <table:table-cell table:style-name="ce18" office:value-type="string" calcext:value-type="string">
            <text:p>UNKNOW</text:p>
          </table:table-cell>
          <table:table-cell table:style-name="ce18" table:formula="of:=IF(RAND()&gt;0.5;&quot;YES&quot;;&quot;NO&quot;)" office:value-type="string" office:string-value="NO" calcext:value-type="string">
            <text:p>NO</text:p>
          </table:table-cell>
          <table:table-cell table:style-name="ce18" table:formula="of:=IF(RAND()&gt;0.5;&quot;YES&quot;;&quot;NO&quot;)" office:value-type="string" office:string-value="YES" calcext:value-type="string">
            <text:p>YES</text:p>
          </table:table-cell>
          <table:table-cell table:style-name="ce4" table:formula="of:=COUNTIF([.$A$2:.A31];[.A31])" office:value-type="float" office:value="4" calcext:value-type="float">
            <text:p>4</text:p>
          </table:table-cell>
          <table:table-cell table:formula="of:=IF([.D31]&lt;19;ROUND(RAND()*40+20);IF(AND(18&lt;[.D31];[.D31]&lt;26);ROUND(RAND()*25+5);IF(AND(25&lt;[.D31];[.D31]&lt;46);ROUND(RAND()*15+3);ROUND(RAND()*50+10))))" office:value-type="float" office:value="14" calcext:value-type="float">
            <text:p>14</text:p>
          </table:table-cell>
          <table:table-cell table:formula="of:=IF([.D31]&lt;19;ROUND(RAND()*40+10);IF(AND(18&lt;[.D31];[.D31]&lt;26);ROUND(RAND()*120+50);IF(AND(25&lt;[.D31];[.D31]&lt;46);ROUND(RAND()*500+150);ROUND(RAND()*500+200))))" office:value-type="currency" office:currency="EUR" office:value="465" calcext:value-type="currency">
            <text:p>€ 465,00</text:p>
          </table:table-cell>
          <table:table-cell table:style-name="ce27" office:value-type="string" calcext:value-type="string">
            <text:p>ALEX</text:p>
          </table:table-cell>
          <table:table-cell table:formula="of:=IF([.N31]&lt;0.3;&quot;nike&quot;;IF([.N31]&lt;0.7;&quot;adidas&quot;;&quot;fila&quot;))" office:value-type="string" office:string-value="adidas" calcext:value-type="string">
            <text:p>adidas</text:p>
          </table:table-cell>
          <table:table-cell table:formula="of:=RAND()" office:value-type="float" office:value="0.59546588739307" calcext:value-type="float">
            <text:p>0,5954658874</text:p>
          </table:table-cell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8" table:formula="of:=TIME(RAND()*9+10;RAND()*60;)" office:value-type="time" office:time-value="PT12H19M15.030974306S" calcext:value-type="time">
            <text:p>12.19.15</text:p>
          </table:table-cell>
          <table:table-cell table:style-name="ce13" office:value-type="date" office:date-value="2019-05-28" calcext:value-type="date">
            <text:p>28/05/19</text:p>
          </table:table-cell>
          <table:table-cell table:style-name="ce18" table:formula="of:=ROUND(RAND()*20+26)" office:value-type="float" office:value="40" calcext:value-type="float">
            <text:p>40</text:p>
          </table:table-cell>
          <table:table-cell table:style-name="ce18" table:formula="of:=IF(RAND()&gt;0.5;&quot;F&quot;;&quot;M&quot;)" office:value-type="string" office:string-value="F" calcext:value-type="string">
            <text:p>F</text:p>
          </table:table-cell>
          <table:table-cell table:style-name="ce18" office:value-type="string" calcext:value-type="string">
            <text:p>adidas</text:p>
          </table:table-cell>
          <table:table-cell table:style-name="ce18" table:formula="of:=IF(RAND()&gt;0.5;&quot;YES&quot;;&quot;NO&quot;)" office:value-type="string" office:string-value="YES" calcext:value-type="string">
            <text:p>YES</text:p>
          </table:table-cell>
          <table:table-cell table:style-name="ce18" table:formula="of:=IF(RAND()&gt;0.5;&quot;YES&quot;;&quot;NO&quot;)" office:value-type="string" office:string-value="NO" calcext:value-type="string">
            <text:p>NO</text:p>
          </table:table-cell>
          <table:table-cell table:style-name="ce22" table:formula="of:=COUNTIF([.$A$2:.A32];[.A32])" office:value-type="float" office:value="2" calcext:value-type="float">
            <text:p>2</text:p>
          </table:table-cell>
          <table:table-cell table:formula="of:=IF([.D32]&lt;19;ROUND(RAND()*40+20);IF(AND(18&lt;[.D32];[.D32]&lt;26);ROUND(RAND()*25+5);IF(AND(25&lt;[.D32];[.D32]&lt;46);ROUND(RAND()*15+3);ROUND(RAND()*50+10))))" office:value-type="float" office:value="17" calcext:value-type="float">
            <text:p>17</text:p>
          </table:table-cell>
          <table:table-cell table:formula="of:=IF([.D32]&lt;19;ROUND(RAND()*40+10);IF(AND(18&lt;[.D32];[.D32]&lt;26);ROUND(RAND()*120+50);IF(AND(25&lt;[.D32];[.D32]&lt;46);ROUND(RAND()*500+150);ROUND(RAND()*500+200))))" office:value-type="currency" office:currency="EUR" office:value="205" calcext:value-type="currency">
            <text:p>€ 205,00</text:p>
          </table:table-cell>
          <table:table-cell office:value-type="string" calcext:value-type="string">
            <text:p>EMI</text:p>
          </table:table-cell>
          <table:table-cell table:formula="of:=IF([.N32]&lt;0.3;&quot;nike&quot;;IF([.N32]&lt;0.7;&quot;adidas&quot;;&quot;fila&quot;))" office:value-type="string" office:string-value="adidas" calcext:value-type="string">
            <text:p>adidas</text:p>
          </table:table-cell>
          <table:table-cell table:formula="of:=RAND()" office:value-type="float" office:value="0.493190262592124" calcext:value-type="float">
            <text:p>0,4931902626</text:p>
          </table:table-cell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8" table:formula="of:=TIME(RAND()*9+10;RAND()*60;)" office:value-type="time" office:time-value="PT16H10M55.388978342S" calcext:value-type="time">
            <text:p>16.10.55</text:p>
          </table:table-cell>
          <table:table-cell table:style-name="ce13" office:value-type="date" office:date-value="2019-05-28" calcext:value-type="date">
            <text:p>28/05/19</text:p>
          </table:table-cell>
          <table:table-cell table:style-name="ce18" table:formula="of:=ROUND(RAND()*20+26)" office:value-type="float" office:value="28" calcext:value-type="float">
            <text:p>28</text:p>
          </table:table-cell>
          <table:table-cell table:style-name="ce18" table:formula="of:=IF(RAND()&gt;0.5;&quot;F&quot;;&quot;M&quot;)" office:value-type="string" office:string-value="M" calcext:value-type="string">
            <text:p>M</text:p>
          </table:table-cell>
          <table:table-cell table:style-name="ce18" office:value-type="string" calcext:value-type="string">
            <text:p>rebook</text:p>
          </table:table-cell>
          <table:table-cell table:style-name="ce18" table:formula="of:=IF(RAND()&gt;0.5;&quot;YES&quot;;&quot;NO&quot;)" office:value-type="string" office:string-value="NO" calcext:value-type="string">
            <text:p>NO</text:p>
          </table:table-cell>
          <table:table-cell table:style-name="ce18" table:formula="of:=IF(RAND()&gt;0.5;&quot;YES&quot;;&quot;NO&quot;)" office:value-type="string" office:string-value="YES" calcext:value-type="string">
            <text:p>YES</text:p>
          </table:table-cell>
          <table:table-cell table:style-name="ce4" table:formula="of:=COUNTIF([.$A$2:.A33];[.A33])" office:value-type="float" office:value="4" calcext:value-type="float">
            <text:p>4</text:p>
          </table:table-cell>
          <table:table-cell table:formula="of:=IF([.D33]&lt;19;ROUND(RAND()*40+20);IF(AND(18&lt;[.D33];[.D33]&lt;26);ROUND(RAND()*25+5);IF(AND(25&lt;[.D33];[.D33]&lt;46);ROUND(RAND()*15+3);ROUND(RAND()*50+10))))" office:value-type="float" office:value="13" calcext:value-type="float">
            <text:p>13</text:p>
          </table:table-cell>
          <table:table-cell table:formula="of:=IF([.D33]&lt;19;ROUND(RAND()*40+10);IF(AND(18&lt;[.D33];[.D33]&lt;26);ROUND(RAND()*120+50);IF(AND(25&lt;[.D33];[.D33]&lt;46);ROUND(RAND()*500+150);ROUND(RAND()*500+200))))" office:value-type="currency" office:currency="EUR" office:value="468" calcext:value-type="currency">
            <text:p>€ 468,00</text:p>
          </table:table-cell>
          <table:table-cell table:style-name="ce28" office:value-type="string" calcext:value-type="string">
            <text:p>LUDO</text:p>
          </table:table-cell>
          <table:table-cell table:formula="of:=IF([.N33]&lt;0.3;&quot;nike&quot;;IF([.N33]&lt;0.7;&quot;adidas&quot;;&quot;fila&quot;))" office:value-type="string" office:string-value="fila" calcext:value-type="string">
            <text:p>fila</text:p>
          </table:table-cell>
          <table:table-cell table:formula="of:=RAND()" office:value-type="float" office:value="0.837119341963202" calcext:value-type="float">
            <text:p>0,837119342</text:p>
          </table:table-cell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9" table:formula="of:=TIME(RAND()*9+10;RAND()*60;)" office:value-type="time" office:time-value="PT17H28M53.609171543S" calcext:value-type="time">
            <text:p>17.28.54</text:p>
          </table:table-cell>
          <table:table-cell table:style-name="ce14" office:value-type="date" office:date-value="2019-05-28" calcext:value-type="date">
            <text:p>28/05/19</text:p>
          </table:table-cell>
          <table:table-cell table:style-name="ce19" table:formula="of:=ROUND(RAND()*20+46)" office:value-type="float" office:value="65" calcext:value-type="float">
            <text:p>65</text:p>
          </table:table-cell>
          <table:table-cell table:style-name="ce19" table:formula="of:=IF(RAND()&gt;0.5;&quot;F&quot;;&quot;M&quot;)" office:value-type="string" office:string-value="M" calcext:value-type="string">
            <text:p>M</text:p>
          </table:table-cell>
          <table:table-cell table:style-name="ce19" office:value-type="string" calcext:value-type="string">
            <text:p>nike</text:p>
          </table:table-cell>
          <table:table-cell table:style-name="ce19" table:formula="of:=IF(RAND()&gt;0.5;&quot;YES&quot;;&quot;NO&quot;)" office:value-type="string" office:string-value="NO" calcext:value-type="string">
            <text:p>NO</text:p>
          </table:table-cell>
          <table:table-cell table:style-name="ce19" table:formula="of:=IF(RAND()&gt;0.5;&quot;YES&quot;;&quot;NO&quot;)" office:value-type="string" office:string-value="NO" calcext:value-type="string">
            <text:p>NO</text:p>
          </table:table-cell>
          <table:table-cell table:style-name="ce5" table:formula="of:=COUNTIF([.$A$2:.A34];[.A34])" office:value-type="float" office:value="8" calcext:value-type="float">
            <text:p>8</text:p>
          </table:table-cell>
          <table:table-cell table:formula="of:=IF([.D34]&lt;19;ROUND(RAND()*40+20);IF(AND(18&lt;[.D34];[.D34]&lt;26);ROUND(RAND()*25+5);IF(AND(25&lt;[.D34];[.D34]&lt;46);ROUND(RAND()*15+3);ROUND(RAND()*50+10))))" office:value-type="float" office:value="20" calcext:value-type="float">
            <text:p>20</text:p>
          </table:table-cell>
          <table:table-cell table:formula="of:=IF([.D34]&lt;19;ROUND(RAND()*40+10);IF(AND(18&lt;[.D34];[.D34]&lt;26);ROUND(RAND()*120+50);IF(AND(25&lt;[.D34];[.D34]&lt;46);ROUND(RAND()*500+150);ROUND(RAND()*500+200))))" office:value-type="currency" office:currency="EUR" office:value="406" calcext:value-type="currency">
            <text:p>€ 406,00</text:p>
          </table:table-cell>
          <table:table-cell table:style-name="ce26" office:value-type="string" calcext:value-type="string">
            <text:p>FEDE</text:p>
          </table:table-cell>
          <table:table-cell table:formula="of:=IF([.N34]&lt;0.3;&quot;nike&quot;;IF([.N34]&lt;0.7;&quot;adidas&quot;;&quot;fila&quot;))" office:value-type="string" office:string-value="adidas" calcext:value-type="string">
            <text:p>adidas</text:p>
          </table:table-cell>
          <table:table-cell table:formula="of:=RAND()" office:value-type="float" office:value="0.547471026984598" calcext:value-type="float">
            <text:p>0,547471027</text:p>
          </table:table-cell>
        </table:table-row>
        <table:table-row table:style-name="ro2">
          <table:table-cell table:style-name="ce5" office:value-type="string" calcext:value-type="string">
            <text:p>L</text:p>
          </table:table-cell>
          <table:table-cell table:style-name="ce9" table:formula="of:=TIME(RAND()*9+10;RAND()*60;)" office:value-type="time" office:time-value="PT18H59M28.738874403S" calcext:value-type="time">
            <text:p>18.59.29</text:p>
          </table:table-cell>
          <table:table-cell table:style-name="ce14" office:value-type="date" office:date-value="2019-05-28" calcext:value-type="date">
            <text:p>28/05/19</text:p>
          </table:table-cell>
          <table:table-cell table:style-name="ce19" table:formula="of:=ROUND(RAND()*20+46)" office:value-type="float" office:value="65" calcext:value-type="float">
            <text:p>65</text:p>
          </table:table-cell>
          <table:table-cell table:style-name="ce19" table:formula="of:=IF(RAND()&gt;0.5;&quot;F&quot;;&quot;M&quot;)" office:value-type="string" office:string-value="F" calcext:value-type="string">
            <text:p>F</text:p>
          </table:table-cell>
          <table:table-cell table:style-name="ce19" office:value-type="string" calcext:value-type="string">
            <text:p>adidas</text:p>
          </table:table-cell>
          <table:table-cell table:style-name="ce19" table:formula="of:=IF(RAND()&gt;0.5;&quot;YES&quot;;&quot;NO&quot;)" office:value-type="string" office:string-value="NO" calcext:value-type="string">
            <text:p>NO</text:p>
          </table:table-cell>
          <table:table-cell table:style-name="ce19" table:formula="of:=IF(RAND()&gt;0.5;&quot;YES&quot;;&quot;NO&quot;)" office:value-type="string" office:string-value="YES" calcext:value-type="string">
            <text:p>YES</text:p>
          </table:table-cell>
          <table:table-cell table:style-name="ce5" table:formula="of:=COUNTIF([.$A$2:.A35];[.A35])" office:value-type="float" office:value="2" calcext:value-type="float">
            <text:p>2</text:p>
          </table:table-cell>
          <table:table-cell table:formula="of:=IF([.D35]&lt;19;ROUND(RAND()*40+20);IF(AND(18&lt;[.D35];[.D35]&lt;26);ROUND(RAND()*25+5);IF(AND(25&lt;[.D35];[.D35]&lt;46);ROUND(RAND()*15+3);ROUND(RAND()*50+10))))" office:value-type="float" office:value="24" calcext:value-type="float">
            <text:p>24</text:p>
          </table:table-cell>
          <table:table-cell table:formula="of:=IF([.D35]&lt;19;ROUND(RAND()*40+10);IF(AND(18&lt;[.D35];[.D35]&lt;26);ROUND(RAND()*120+50);IF(AND(25&lt;[.D35];[.D35]&lt;46);ROUND(RAND()*500+150);ROUND(RAND()*500+200))))" office:value-type="currency" office:currency="EUR" office:value="681" calcext:value-type="currency">
            <text:p>€ 681,00</text:p>
          </table:table-cell>
          <table:table-cell table:style-name="ce27" office:value-type="string" calcext:value-type="string">
            <text:p>ALEX</text:p>
          </table:table-cell>
          <table:table-cell table:formula="of:=IF([.N35]&lt;0.3;&quot;nike&quot;;IF([.N35]&lt;0.7;&quot;adidas&quot;;&quot;fila&quot;))" office:value-type="string" office:string-value="adidas" calcext:value-type="string">
            <text:p>adidas</text:p>
          </table:table-cell>
          <table:table-cell table:formula="of:=RAND()" office:value-type="float" office:value="0.676015585533595" calcext:value-type="float">
            <text:p>0,6760155855</text:p>
          </table:table-cell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9" table:formula="of:=TIME(RAND()*9+10;RAND()*60;)" office:value-type="time" office:time-value="PT16H12M34.299854221S" calcext:value-type="time">
            <text:p>16.12.34</text:p>
          </table:table-cell>
          <table:table-cell table:style-name="ce14" office:value-type="date" office:date-value="2019-05-28" calcext:value-type="date">
            <text:p>28/05/19</text:p>
          </table:table-cell>
          <table:table-cell table:style-name="ce19" table:formula="of:=ROUND(RAND()*20+46)" office:value-type="float" office:value="65" calcext:value-type="float">
            <text:p>65</text:p>
          </table:table-cell>
          <table:table-cell table:style-name="ce19" table:formula="of:=IF(RAND()&gt;0.5;&quot;F&quot;;&quot;M&quot;)" office:value-type="string" office:string-value="M" calcext:value-type="string">
            <text:p>M</text:p>
          </table:table-cell>
          <table:table-cell table:style-name="ce19" office:value-type="string" calcext:value-type="string">
            <text:p>UNKOWN</text:p>
          </table:table-cell>
          <table:table-cell table:style-name="ce19" table:formula="of:=IF(RAND()&gt;0.5;&quot;YES&quot;;&quot;NO&quot;)" office:value-type="string" office:string-value="YES" calcext:value-type="string">
            <text:p>YES</text:p>
          </table:table-cell>
          <table:table-cell table:style-name="ce19" table:formula="of:=IF(RAND()&gt;0.5;&quot;YES&quot;;&quot;NO&quot;)" office:value-type="string" office:string-value="YES" calcext:value-type="string">
            <text:p>YES</text:p>
          </table:table-cell>
          <table:table-cell table:style-name="ce5" table:formula="of:=COUNTIF([.$A$2:.A36];[.A36])" office:value-type="float" office:value="2" calcext:value-type="float">
            <text:p>2</text:p>
          </table:table-cell>
          <table:table-cell table:formula="of:=IF([.D36]&lt;19;ROUND(RAND()*40+20);IF(AND(18&lt;[.D36];[.D36]&lt;26);ROUND(RAND()*25+5);IF(AND(25&lt;[.D36];[.D36]&lt;46);ROUND(RAND()*15+3);ROUND(RAND()*50+10))))" office:value-type="float" office:value="25" calcext:value-type="float">
            <text:p>25</text:p>
          </table:table-cell>
          <table:table-cell table:formula="of:=IF([.D36]&lt;19;ROUND(RAND()*40+10);IF(AND(18&lt;[.D36];[.D36]&lt;26);ROUND(RAND()*120+50);IF(AND(25&lt;[.D36];[.D36]&lt;46);ROUND(RAND()*500+150);ROUND(RAND()*500+200))))" office:value-type="currency" office:currency="EUR" office:value="536" calcext:value-type="currency">
            <text:p>€ 536,00</text:p>
          </table:table-cell>
          <table:table-cell table:style-name="ce26" office:value-type="string" calcext:value-type="string">
            <text:p>FEDE</text:p>
          </table:table-cell>
          <table:table-cell table:formula="of:=IF([.N36]&lt;0.3;&quot;nike&quot;;IF([.N36]&lt;0.7;&quot;adidas&quot;;&quot;fila&quot;))" office:value-type="string" office:string-value="adidas" calcext:value-type="string">
            <text:p>adidas</text:p>
          </table:table-cell>
          <table:table-cell table:formula="of:=RAND()" office:value-type="float" office:value="0.403536766348366" calcext:value-type="float">
            <text:p>0,4035367663</text:p>
          </table:table-cell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9" table:formula="of:=TIME(RAND()*9+10;RAND()*60;)" office:value-type="time" office:time-value="PT14H48M58.473232772S" calcext:value-type="time">
            <text:p>14.48.58</text:p>
          </table:table-cell>
          <table:table-cell table:style-name="ce14" office:value-type="date" office:date-value="2019-05-28" calcext:value-type="date">
            <text:p>28/05/19</text:p>
          </table:table-cell>
          <table:table-cell table:style-name="ce19" table:formula="of:=ROUND(RAND()*20+46)" office:value-type="float" office:value="48" calcext:value-type="float">
            <text:p>48</text:p>
          </table:table-cell>
          <table:table-cell table:style-name="ce19" table:formula="of:=IF(RAND()&gt;0.5;&quot;F&quot;;&quot;M&quot;)" office:value-type="string" office:string-value="M" calcext:value-type="string">
            <text:p>M</text:p>
          </table:table-cell>
          <table:table-cell table:style-name="ce19" office:value-type="string" calcext:value-type="string">
            <text:p>prada</text:p>
          </table:table-cell>
          <table:table-cell table:style-name="ce19" table:formula="of:=IF(RAND()&gt;0.5;&quot;YES&quot;;&quot;NO&quot;)" office:value-type="string" office:string-value="YES" calcext:value-type="string">
            <text:p>YES</text:p>
          </table:table-cell>
          <table:table-cell table:style-name="ce19" table:formula="of:=IF(RAND()&gt;0.5;&quot;YES&quot;;&quot;NO&quot;)" office:value-type="string" office:string-value="NO" calcext:value-type="string">
            <text:p>NO</text:p>
          </table:table-cell>
          <table:table-cell table:style-name="ce5" table:formula="of:=COUNTIF([.$A$2:.A37];[.A37])" office:value-type="float" office:value="5" calcext:value-type="float">
            <text:p>5</text:p>
          </table:table-cell>
          <table:table-cell table:formula="of:=IF([.D37]&lt;19;ROUND(RAND()*40+20);IF(AND(18&lt;[.D37];[.D37]&lt;26);ROUND(RAND()*25+5);IF(AND(25&lt;[.D37];[.D37]&lt;46);ROUND(RAND()*15+3);ROUND(RAND()*50+10))))" office:value-type="float" office:value="58" calcext:value-type="float">
            <text:p>58</text:p>
          </table:table-cell>
          <table:table-cell table:formula="of:=IF([.D37]&lt;19;ROUND(RAND()*40+10);IF(AND(18&lt;[.D37];[.D37]&lt;26);ROUND(RAND()*120+50);IF(AND(25&lt;[.D37];[.D37]&lt;46);ROUND(RAND()*500+150);ROUND(RAND()*500+200))))" office:value-type="currency" office:currency="EUR" office:value="485" calcext:value-type="currency">
            <text:p>€ 485,00</text:p>
          </table:table-cell>
          <table:table-cell table:style-name="ce26" office:value-type="string" calcext:value-type="string">
            <text:p>FEDE</text:p>
          </table:table-cell>
          <table:table-cell table:formula="of:=IF([.N37]&lt;0.3;&quot;nike&quot;;IF([.N37]&lt;0.7;&quot;adidas&quot;;&quot;fila&quot;))" office:value-type="string" office:string-value="nike" calcext:value-type="string">
            <text:p>nike</text:p>
          </table:table-cell>
          <table:table-cell table:formula="of:=RAND()" office:value-type="float" office:value="0.14372435847544" calcext:value-type="float">
            <text:p>0,1437243585</text:p>
          </table:table-cell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9" table:formula="of:=TIME(RAND()*9+10;RAND()*60;)" office:value-type="time" office:time-value="PT18H49M50.522660957S" calcext:value-type="time">
            <text:p>18.49.51</text:p>
          </table:table-cell>
          <table:table-cell table:style-name="ce14" office:value-type="date" office:date-value="2019-05-28" calcext:value-type="date">
            <text:p>28/05/19</text:p>
          </table:table-cell>
          <table:table-cell table:style-name="ce19" table:formula="of:=ROUND(RAND()*20+46)" office:value-type="float" office:value="57" calcext:value-type="float">
            <text:p>57</text:p>
          </table:table-cell>
          <table:table-cell table:style-name="ce19" table:formula="of:=IF(RAND()&gt;0.5;&quot;F&quot;;&quot;M&quot;)" office:value-type="string" office:string-value="M" calcext:value-type="string">
            <text:p>M</text:p>
          </table:table-cell>
          <table:table-cell table:style-name="ce19" office:value-type="string" calcext:value-type="string">
            <text:p>nike</text:p>
          </table:table-cell>
          <table:table-cell table:style-name="ce19" table:formula="of:=IF(RAND()&gt;0.5;&quot;YES&quot;;&quot;NO&quot;)" office:value-type="string" office:string-value="NO" calcext:value-type="string">
            <text:p>NO</text:p>
          </table:table-cell>
          <table:table-cell table:style-name="ce19" table:formula="of:=IF(RAND()&gt;0.5;&quot;YES&quot;;&quot;NO&quot;)" office:value-type="string" office:string-value="NO" calcext:value-type="string">
            <text:p>NO</text:p>
          </table:table-cell>
          <table:table-cell table:style-name="ce5" table:formula="of:=COUNTIF([.$A$2:.A38];[.A38])" office:value-type="float" office:value="6" calcext:value-type="float">
            <text:p>6</text:p>
          </table:table-cell>
          <table:table-cell table:formula="of:=IF([.D38]&lt;19;ROUND(RAND()*40+20);IF(AND(18&lt;[.D38];[.D38]&lt;26);ROUND(RAND()*25+5);IF(AND(25&lt;[.D38];[.D38]&lt;46);ROUND(RAND()*15+3);ROUND(RAND()*50+10))))" office:value-type="float" office:value="29" calcext:value-type="float">
            <text:p>29</text:p>
          </table:table-cell>
          <table:table-cell table:formula="of:=IF([.D38]&lt;19;ROUND(RAND()*40+10);IF(AND(18&lt;[.D38];[.D38]&lt;26);ROUND(RAND()*120+50);IF(AND(25&lt;[.D38];[.D38]&lt;46);ROUND(RAND()*500+150);ROUND(RAND()*500+200))))" office:value-type="currency" office:currency="EUR" office:value="495" calcext:value-type="currency">
            <text:p>€ 495,00</text:p>
          </table:table-cell>
          <table:table-cell table:style-name="ce27" office:value-type="string" calcext:value-type="string">
            <text:p>ALEX</text:p>
          </table:table-cell>
          <table:table-cell table:formula="of:=IF([.N38]&lt;0.3;&quot;nike&quot;;IF([.N38]&lt;0.7;&quot;adidas&quot;;&quot;fila&quot;))" office:value-type="string" office:string-value="fila" calcext:value-type="string">
            <text:p>fila</text:p>
          </table:table-cell>
          <table:table-cell table:formula="of:=RAND()" office:value-type="float" office:value="0.996620143074416" calcext:value-type="float">
            <text:p>0,9966201431</text:p>
          </table:table-cell>
        </table:table-row>
        <table:table-row table:style-name="ro2">
          <table:table-cell table:style-name="ce5" office:value-type="string" calcext:value-type="string">
            <text:p>M</text:p>
          </table:table-cell>
          <table:table-cell table:style-name="ce9" table:formula="of:=TIME(RAND()*9+10;RAND()*60;)" office:value-type="time" office:time-value="PT16H27M37.150855785S" calcext:value-type="time">
            <text:p>16.27.37</text:p>
          </table:table-cell>
          <table:table-cell table:style-name="ce14" office:value-type="date" office:date-value="2019-05-28" calcext:value-type="date">
            <text:p>28/05/19</text:p>
          </table:table-cell>
          <table:table-cell table:style-name="ce19" table:formula="of:=ROUND(RAND()*20+46)" office:value-type="float" office:value="60" calcext:value-type="float">
            <text:p>60</text:p>
          </table:table-cell>
          <table:table-cell table:style-name="ce19" table:formula="of:=IF(RAND()&gt;0.5;&quot;F&quot;;&quot;M&quot;)" office:value-type="string" office:string-value="M" calcext:value-type="string">
            <text:p>M</text:p>
          </table:table-cell>
          <table:table-cell table:style-name="ce19" office:value-type="string" calcext:value-type="string">
            <text:p>champions</text:p>
          </table:table-cell>
          <table:table-cell table:style-name="ce19" table:formula="of:=IF(RAND()&gt;0.5;&quot;YES&quot;;&quot;NO&quot;)" office:value-type="string" office:string-value="YES" calcext:value-type="string">
            <text:p>YES</text:p>
          </table:table-cell>
          <table:table-cell table:style-name="ce19" table:formula="of:=IF(RAND()&gt;0.5;&quot;YES&quot;;&quot;NO&quot;)" office:value-type="string" office:string-value="NO" calcext:value-type="string">
            <text:p>NO</text:p>
          </table:table-cell>
          <table:table-cell table:style-name="ce5" table:formula="of:=COUNTIF([.$A$2:.A39];[.A39])" office:value-type="float" office:value="2" calcext:value-type="float">
            <text:p>2</text:p>
          </table:table-cell>
          <table:table-cell table:formula="of:=IF([.D39]&lt;19;ROUND(RAND()*40+20);IF(AND(18&lt;[.D39];[.D39]&lt;26);ROUND(RAND()*25+5);IF(AND(25&lt;[.D39];[.D39]&lt;46);ROUND(RAND()*15+3);ROUND(RAND()*50+10))))" office:value-type="float" office:value="27" calcext:value-type="float">
            <text:p>27</text:p>
          </table:table-cell>
          <table:table-cell table:formula="of:=IF([.D39]&lt;19;ROUND(RAND()*40+10);IF(AND(18&lt;[.D39];[.D39]&lt;26);ROUND(RAND()*120+50);IF(AND(25&lt;[.D39];[.D39]&lt;46);ROUND(RAND()*500+150);ROUND(RAND()*500+200))))" office:value-type="currency" office:currency="EUR" office:value="553" calcext:value-type="currency">
            <text:p>€ 553,00</text:p>
          </table:table-cell>
          <table:table-cell table:style-name="ce26" office:value-type="string" calcext:value-type="string">
            <text:p>FEDE</text:p>
          </table:table-cell>
          <table:table-cell table:formula="of:=IF([.N39]&lt;0.3;&quot;nike&quot;;IF([.N39]&lt;0.7;&quot;adidas&quot;;&quot;fila&quot;))" office:value-type="string" office:string-value="fila" calcext:value-type="string">
            <text:p>fila</text:p>
          </table:table-cell>
          <table:table-cell table:formula="of:=RAND()" office:value-type="float" office:value="0.715649840385854" calcext:value-type="float">
            <text:p>0,7156498404</text:p>
          </table:table-cell>
        </table:table-row>
        <table:table-row table:style-name="ro2">
          <table:table-cell table:style-name="Default" office:value-type="string" calcext:value-type="string">
            <text:p>M</text:p>
          </table:table-cell>
          <table:table-cell table:style-name="ce10" table:formula="of:=TIME(RAND()*9+10;RAND()*60;)" office:value-type="time" office:time-value="PT14H03M44.11746366S" calcext:value-type="time">
            <text:p>14.03.44</text:p>
          </table:table-cell>
          <table:table-cell table:style-name="ce15" office:value-type="date" office:date-value="2019-05-28" calcext:value-type="date">
            <text:p>28/05/19</text:p>
          </table:table-cell>
          <table:table-cell table:style-name="ce20" table:formula="of:=ROUND(RAND()*10+65)" office:value-type="float" office:value="65" calcext:value-type="float">
            <text:p>65</text:p>
          </table:table-cell>
          <table:table-cell table:style-name="ce20" table:formula="of:=IF(RAND()&gt;0.5;&quot;F&quot;;&quot;M&quot;)" office:value-type="string" office:string-value="F" calcext:value-type="string">
            <text:p>F</text:p>
          </table:table-cell>
          <table:table-cell table:style-name="ce20" office:value-type="string" calcext:value-type="string">
            <text:p>champions</text:p>
          </table:table-cell>
          <table:table-cell table:style-name="ce20" table:formula="of:=IF(RAND()&gt;0.5;&quot;YES&quot;;&quot;NO&quot;)" office:value-type="string" office:string-value="NO" calcext:value-type="string">
            <text:p>NO</text:p>
          </table:table-cell>
          <table:table-cell table:style-name="ce20" table:formula="of:=IF(RAND()&gt;0.5;&quot;YES&quot;;&quot;NO&quot;)" office:value-type="string" office:string-value="YES" calcext:value-type="string">
            <text:p>YES</text:p>
          </table:table-cell>
          <table:table-cell table:style-name="Default" table:formula="of:=COUNTIF([.$A$2:.A40];[.A40])" office:value-type="float" office:value="3" calcext:value-type="float">
            <text:p>3</text:p>
          </table:table-cell>
          <table:table-cell table:formula="of:=IF([.D40]&lt;19;ROUND(RAND()*40+20);IF(AND(18&lt;[.D40];[.D40]&lt;26);ROUND(RAND()*25+5);IF(AND(25&lt;[.D40];[.D40]&lt;46);ROUND(RAND()*15+3);ROUND(RAND()*50+10))))" office:value-type="float" office:value="59" calcext:value-type="float">
            <text:p>59</text:p>
          </table:table-cell>
          <table:table-cell table:formula="of:=IF([.D40]&lt;19;ROUND(RAND()*40+10);IF(AND(18&lt;[.D40];[.D40]&lt;26);ROUND(RAND()*120+50);IF(AND(25&lt;[.D40];[.D40]&lt;46);ROUND(RAND()*500+150);ROUND(RAND()*500+200))))" office:value-type="currency" office:currency="EUR" office:value="232" calcext:value-type="currency">
            <text:p>€ 232,00</text:p>
          </table:table-cell>
          <table:table-cell table:style-name="ce26" office:value-type="string" calcext:value-type="string">
            <text:p>FEDE</text:p>
          </table:table-cell>
          <table:table-cell table:formula="of:=IF([.N40]&lt;0.3;&quot;nike&quot;;IF([.N40]&lt;0.7;&quot;adidas&quot;;&quot;fila&quot;))" office:value-type="string" office:string-value="nike" calcext:value-type="string">
            <text:p>nike</text:p>
          </table:table-cell>
          <table:table-cell table:formula="of:=RAND()" office:value-type="float" office:value="0.0947921602802212" calcext:value-type="float">
            <text:p>0,0947921603</text:p>
          </table:table-cell>
        </table:table-row>
        <table:table-row table:style-name="ro2">
          <table:table-cell table:style-name="Default" office:value-type="string" calcext:value-type="string">
            <text:p>N</text:p>
          </table:table-cell>
          <table:table-cell table:style-name="ce10" table:formula="of:=TIME(RAND()*9+10;RAND()*60;)" office:value-type="time" office:time-value="PT18H07M37.696969412S" calcext:value-type="time">
            <text:p>18.07.38</text:p>
          </table:table-cell>
          <table:table-cell table:style-name="ce15" office:value-type="date" office:date-value="2019-05-28" calcext:value-type="date">
            <text:p>28/05/19</text:p>
          </table:table-cell>
          <table:table-cell table:style-name="ce20" table:formula="of:=ROUND(RAND()*10+64)" office:value-type="float" office:value="64" calcext:value-type="float">
            <text:p>64</text:p>
          </table:table-cell>
          <table:table-cell table:style-name="ce20" table:formula="of:=IF(RAND()&gt;0.5;&quot;F&quot;;&quot;M&quot;)" office:value-type="string" office:string-value="M" calcext:value-type="string">
            <text:p>M</text:p>
          </table:table-cell>
          <table:table-cell table:style-name="ce20" office:value-type="string" calcext:value-type="string">
            <text:p>UNKOWN</text:p>
          </table:table-cell>
          <table:table-cell table:style-name="ce20" table:formula="of:=IF(RAND()&gt;0.5;&quot;YES&quot;;&quot;NO&quot;)" office:value-type="string" office:string-value="NO" calcext:value-type="string">
            <text:p>NO</text:p>
          </table:table-cell>
          <table:table-cell table:style-name="ce20" table:formula="of:=IF(RAND()&gt;0.5;&quot;YES&quot;;&quot;NO&quot;)" office:value-type="string" office:string-value="NO" calcext:value-type="string">
            <text:p>NO</text:p>
          </table:table-cell>
          <table:table-cell table:style-name="Default" table:formula="of:=COUNTIF([.$A$2:.A41];[.A41])" office:value-type="float" office:value="3" calcext:value-type="float">
            <text:p>3</text:p>
          </table:table-cell>
          <table:table-cell table:formula="of:=IF([.D41]&lt;19;ROUND(RAND()*40+20);IF(AND(18&lt;[.D41];[.D41]&lt;26);ROUND(RAND()*25+5);IF(AND(25&lt;[.D41];[.D41]&lt;46);ROUND(RAND()*15+3);ROUND(RAND()*50+10))))" office:value-type="float" office:value="19" calcext:value-type="float">
            <text:p>19</text:p>
          </table:table-cell>
          <table:table-cell table:formula="of:=IF([.D41]&lt;19;ROUND(RAND()*40+10);IF(AND(18&lt;[.D41];[.D41]&lt;26);ROUND(RAND()*120+50);IF(AND(25&lt;[.D41];[.D41]&lt;46);ROUND(RAND()*500+150);ROUND(RAND()*500+200))))" office:value-type="currency" office:currency="EUR" office:value="688" calcext:value-type="currency">
            <text:p>€ 688,00</text:p>
          </table:table-cell>
          <table:table-cell table:style-name="ce26" office:value-type="string" calcext:value-type="string">
            <text:p>FEDE</text:p>
          </table:table-cell>
          <table:table-cell table:formula="of:=IF([.N41]&lt;0.3;&quot;nike&quot;;IF([.N41]&lt;0.7;&quot;adidas&quot;;&quot;fila&quot;))" office:value-type="string" office:string-value="nike" calcext:value-type="string">
            <text:p>nike</text:p>
          </table:table-cell>
          <table:table-cell table:formula="of:=RAND()" office:value-type="float" office:value="0.0851936118842676" calcext:value-type="float">
            <text:p>0,0851936119</text:p>
          </table:table-cell>
        </table:table-row>
      </table:table>
      <table:named-expressions/>
      <table:database-ranges>
        <table:database-range table:name="__Anonymous_Sheet_DB__0" table:target-range-address="Sheet1.A1:Sheet1.K4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6">00/00/0000</text:date>, <text:time style:data-style-name="N2" text:time-value="23:06:19.997524515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16:44:38.972098379</meta:creation-date>
    <dc:date>2019-06-06T23:16:10.725845772</dc:date>
    <meta:editing-duration>PT2H4M48S</meta:editing-duration>
    <meta:editing-cycles>12</meta:editing-cycles>
    <meta:generator>LibreOffice/5.1.6.2$Linux_X86_64 LibreOffice_project/10m0$Build-2</meta:generator>
    <meta:document-statistic meta:table-count="1" meta:cell-count="574" meta:object-count="0"/>
  </office:meta>
</office:document-meta>
</file>